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65E000015D00BCE1B00.svm"/>
  <manifest:file-entry manifest:media-type="" manifest:full-path="Pictures/2000000700004FB0000023252CF5ED6D.svm"/>
  <manifest:file-entry manifest:media-type="" manifest:full-path="Pictures/2000000700004F4700002374EF08AD3B.svm"/>
  <manifest:file-entry manifest:media-type="" manifest:full-path="Pictures/200000070000600500001E49B1B6BF34.svm"/>
  <manifest:file-entry manifest:media-type="" manifest:full-path="Pictures/2000000700004F7B0000241359ED6C96.svm"/>
  <manifest:file-entry manifest:media-type="" manifest:full-path="Pictures/20000007000038050000175D5402A1E4.svm"/>
  <manifest:file-entry manifest:media-type="" manifest:full-path="Pictures/200000070000606F00002585F34F2762.svm"/>
  <manifest:file-entry manifest:media-type="" manifest:full-path="Pictures/2000000700006A900000246211791A78.svm"/>
  <manifest:file-entry manifest:media-type="" manifest:full-path="Pictures/2000000700005000000026749461ECB0.svm"/>
  <manifest:file-entry manifest:media-type="" manifest:full-path="Pictures/2000000700004F2C0000225128981D57.svm"/>
  <manifest:file-entry manifest:media-type="" manifest:full-path="Pictures/2000000700004FCB00002762C3181640.svm"/>
  <manifest:file-entry manifest:media-type="" manifest:full-path="Pictures/20000007000051C20000277C12509B7A.svm"/>
  <manifest:file-entry manifest:media-type="" manifest:full-path="Pictures/2000000700004EA8000022F05CFCC34A.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024cm" table:align="left"/>
    </style:style>
    <style:style style:name="Table1.A" style:family="table-column">
      <style:table-column-properties style:column-width="4.359cm"/>
    </style:style>
    <style:style style:name="Table1.B" style:family="table-column">
      <style:table-column-properties style:column-width="1.995cm"/>
    </style:style>
    <style:style style:name="Table1.C" style:family="table-column">
      <style:table-column-properties style:column-width="2.053cm"/>
    </style:style>
    <style:style style:name="Table1.D" style:family="table-column">
      <style:table-column-properties style:column-width="3.618cm"/>
    </style:style>
    <style:style style:name="Table1.A1" style:family="table-cell">
      <style:table-cell-properties style:vertical-align="middle" style:border-line-width-left="0.002cm 0.088cm 0.002cm" style:border-line-width-top="0.002cm 0.088cm 0.002cm" style:border-line-width-bottom="0.002cm 0.088cm 0.002cm" fo:padding="0.132cm" fo:border-left="0.092cm double #808080" fo:border-right="none" fo:border-top="0.092cm double #808080" fo:border-bottom="0.092cm double #808080"/>
    </style:style>
    <style:style style:name="Table1.D1" style:family="table-cell">
      <style:table-cell-properties style:vertical-align="middle" style:border-line-width="0.002cm 0.088cm 0.002cm" fo:padding="0.132cm" fo:border="0.092cm double #808080"/>
    </style:style>
    <style:style style:name="Table1.A2" style:family="table-cell">
      <style:table-cell-properties style:vertical-align="middle" style:border-line-width-left="0.002cm 0.088cm 0.002cm" style:border-line-width-bottom="0.002cm 0.088cm 0.002cm" fo:padding="0.132cm" fo:border-left="0.092cm double #808080" fo:border-right="none" fo:border-top="none" fo:border-bottom="0.092cm double #808080"/>
    </style:style>
    <style:style style:name="Table1.D2" style:family="table-cell">
      <style:table-cell-properties style:vertical-align="middle" style:border-line-width-left="0.002cm 0.088cm 0.002cm" style:border-line-width-right="0.002cm 0.088cm 0.002cm" style:border-line-width-bottom="0.002cm 0.088cm 0.002cm" fo:padding="0.132cm" fo:border-left="0.092cm double #808080" fo:border-right="0.092cm double #808080" fo:border-top="none" fo:border-bottom="0.092cm double #808080"/>
    </style:style>
    <style:style style:name="Table2" style:family="table">
      <style:table-properties style:width="15.018cm" table:align="left"/>
    </style:style>
    <style:style style:name="Table2.A" style:family="table-column">
      <style:table-column-properties style:column-width="2.452cm"/>
    </style:style>
    <style:style style:name="Table2.B" style:family="table-column">
      <style:table-column-properties style:column-width="1.995cm"/>
    </style:style>
    <style:style style:name="Table2.C" style:family="table-column">
      <style:table-column-properties style:column-width="6.953cm"/>
    </style:style>
    <style:style style:name="Table2.D" style:family="table-column">
      <style:table-column-properties style:column-width="3.618cm"/>
    </style:style>
    <style:style style:name="Table2.A1" style:family="table-cell">
      <style:table-cell-properties style:vertical-align="middle" style:border-line-width-left="0.002cm 0.088cm 0.002cm" style:border-line-width-top="0.002cm 0.088cm 0.002cm" style:border-line-width-bottom="0.002cm 0.088cm 0.002cm" fo:padding="0.132cm" fo:border-left="0.092cm double #808080" fo:border-right="none" fo:border-top="0.092cm double #808080" fo:border-bottom="0.092cm double #808080"/>
    </style:style>
    <style:style style:name="Table2.D1" style:family="table-cell">
      <style:table-cell-properties style:vertical-align="middle" style:border-line-width="0.002cm 0.088cm 0.002cm" fo:padding="0.132cm" fo:border="0.092cm double #808080"/>
    </style:style>
    <style:style style:name="Table2.A2" style:family="table-cell">
      <style:table-cell-properties style:vertical-align="middle" style:border-line-width-left="0.002cm 0.088cm 0.002cm" style:border-line-width-bottom="0.002cm 0.088cm 0.002cm" fo:padding="0.132cm" fo:border-left="0.092cm double #808080" fo:border-right="none" fo:border-top="none" fo:border-bottom="0.092cm double #808080"/>
    </style:style>
    <style:style style:name="Table2.D2" style:family="table-cell">
      <style:table-cell-properties style:vertical-align="middle" style:border-line-width-left="0.002cm 0.088cm 0.002cm" style:border-line-width-right="0.002cm 0.088cm 0.002cm" style:border-line-width-bottom="0.002cm 0.088cm 0.002cm" fo:padding="0.132cm" fo:border-left="0.092cm double #808080" fo:border-right="0.092cm double #808080" fo:border-top="none" fo:border-bottom="0.092cm double #808080"/>
    </style:style>
    <style:style style:name="Table3" style:family="table">
      <style:table-properties style:width="8.008cm" table:align="left"/>
    </style:style>
    <style:style style:name="Table3.A" style:family="table-column">
      <style:table-column-properties style:column-width="1.778cm"/>
    </style:style>
    <style:style style:name="Table3.C" style:family="table-column">
      <style:table-column-properties style:column-width="4.452cm"/>
    </style:style>
    <style:style style:name="Table3.A1" style:family="table-cell">
      <style:table-cell-properties style:vertical-align="middle" style:border-line-width-left="0.002cm 0.088cm 0.002cm" style:border-line-width-top="0.002cm 0.088cm 0.002cm" style:border-line-width-bottom="0.002cm 0.088cm 0.002cm" fo:padding="0.132cm" fo:border-left="0.092cm double #808080" fo:border-right="none" fo:border-top="0.092cm double #808080" fo:border-bottom="0.092cm double #808080"/>
    </style:style>
    <style:style style:name="Table3.C1" style:family="table-cell">
      <style:table-cell-properties style:vertical-align="middle" style:border-line-width="0.002cm 0.088cm 0.002cm" fo:padding="0.132cm" fo:border="0.092cm double #808080"/>
    </style:style>
    <style:style style:name="Table3.A2" style:family="table-cell">
      <style:table-cell-properties style:vertical-align="middle" style:border-line-width-left="0.002cm 0.088cm 0.002cm" style:border-line-width-bottom="0.002cm 0.088cm 0.002cm" fo:padding="0.132cm" fo:border-left="0.092cm double #808080" fo:border-right="none" fo:border-top="none" fo:border-bottom="0.092cm double #808080"/>
    </style:style>
    <style:style style:name="Table3.C2" style:family="table-cell">
      <style:table-cell-properties style:vertical-align="middle" style:border-line-width-left="0.002cm 0.088cm 0.002cm" style:border-line-width-right="0.002cm 0.088cm 0.002cm" style:border-line-width-bottom="0.002cm 0.088cm 0.002cm" fo:padding="0.132cm" fo:border-left="0.092cm double #808080" fo:border-right="0.092cm double #808080" fo:border-top="none" fo:border-bottom="0.092cm double #808080"/>
    </style:style>
    <style:style style:name="Table4" style:family="table">
      <style:table-properties style:width="7.754cm" table:align="left"/>
    </style:style>
    <style:style style:name="Table4.A" style:family="table-column">
      <style:table-column-properties style:column-width="1.778cm"/>
    </style:style>
    <style:style style:name="Table4.C" style:family="table-column">
      <style:table-column-properties style:column-width="4.198cm"/>
    </style:style>
    <style:style style:name="Table4.A1" style:family="table-cell">
      <style:table-cell-properties style:vertical-align="middle" style:border-line-width-left="0.002cm 0.088cm 0.002cm" style:border-line-width-top="0.002cm 0.088cm 0.002cm" style:border-line-width-bottom="0.002cm 0.088cm 0.002cm" fo:padding="0.132cm" fo:border-left="0.092cm double #808080" fo:border-right="none" fo:border-top="0.092cm double #808080" fo:border-bottom="0.092cm double #808080"/>
    </style:style>
    <style:style style:name="Table4.C1" style:family="table-cell">
      <style:table-cell-properties style:vertical-align="middle" style:border-line-width="0.002cm 0.088cm 0.002cm" fo:padding="0.132cm" fo:border="0.092cm double #808080"/>
    </style:style>
    <style:style style:name="Table4.A2" style:family="table-cell">
      <style:table-cell-properties style:vertical-align="middle" style:border-line-width-left="0.002cm 0.088cm 0.002cm" style:border-line-width-bottom="0.002cm 0.088cm 0.002cm" fo:padding="0.132cm" fo:border-left="0.092cm double #808080" fo:border-right="none" fo:border-top="none" fo:border-bottom="0.092cm double #808080"/>
    </style:style>
    <style:style style:name="Table4.C2" style:family="table-cell">
      <style:table-cell-properties style:vertical-align="middle" style:border-line-width-left="0.002cm 0.088cm 0.002cm" style:border-line-width-right="0.002cm 0.088cm 0.002cm" style:border-line-width-bottom="0.002cm 0.088cm 0.002cm" fo:padding="0.132cm" fo:border-left="0.092cm double #808080" fo:border-right="0.092cm double #808080" fo:border-top="none" fo:border-bottom="0.092cm double #808080"/>
    </style:style>
    <style:style style:name="Table5" style:family="table">
      <style:table-properties style:width="4.685cm" table:align="left"/>
    </style:style>
    <style:style style:name="Table5.A" style:family="table-column">
      <style:table-column-properties style:column-width="1.778cm"/>
    </style:style>
    <style:style style:name="Table5.B" style:family="table-column">
      <style:table-column-properties style:column-width="2.907cm"/>
    </style:style>
    <style:style style:name="Table5.A1" style:family="table-cell">
      <style:table-cell-properties style:vertical-align="middle" style:border-line-width-left="0.002cm 0.088cm 0.002cm" style:border-line-width-top="0.002cm 0.088cm 0.002cm" style:border-line-width-bottom="0.002cm 0.088cm 0.002cm" fo:padding="0.132cm" fo:border-left="0.092cm double #808080" fo:border-right="none" fo:border-top="0.092cm double #808080" fo:border-bottom="0.092cm double #808080"/>
    </style:style>
    <style:style style:name="Table5.B1" style:family="table-cell">
      <style:table-cell-properties style:vertical-align="middle" style:border-line-width="0.002cm 0.088cm 0.002cm" fo:padding="0.132cm" fo:border="0.092cm double #808080"/>
    </style:style>
    <style:style style:name="Table5.A2" style:family="table-cell">
      <style:table-cell-properties style:vertical-align="middle" style:border-line-width-left="0.002cm 0.088cm 0.002cm" style:border-line-width-bottom="0.002cm 0.088cm 0.002cm" fo:padding="0.132cm" fo:border-left="0.092cm double #808080" fo:border-right="none" fo:border-top="none" fo:border-bottom="0.092cm double #808080"/>
    </style:style>
    <style:style style:name="Table5.B2" style:family="table-cell">
      <style:table-cell-properties style:vertical-align="middle" style:border-line-width-left="0.002cm 0.088cm 0.002cm" style:border-line-width-right="0.002cm 0.088cm 0.002cm" style:border-line-width-bottom="0.002cm 0.088cm 0.002cm" fo:padding="0.132cm" fo:border-left="0.092cm double #808080" fo:border-right="0.092cm double #808080" fo:border-top="none" fo:border-bottom="0.092cm double #808080"/>
    </style:style>
    <style:style style:name="P1" style:family="paragraph" style:parent-style-name="Preformatted_20_Text">
      <style:paragraph-properties fo:margin-top="0cm" fo:margin-bottom="0.499cm"/>
    </style:style>
    <style:style style:name="P2" style:family="paragraph" style:parent-style-name="Preformatted_20_Text">
      <style:paragraph-properties fo:margin-left="0cm" fo:margin-right="-1.984cm" fo:text-indent="0cm" style:auto-text-indent="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style:font-name="Courier New"/>
    </style:style>
    <style:style style:name="P5" style:family="paragraph" style:parent-style-name="Text_20_body">
      <style:paragraph-properties fo:margin-top="0cm" fo:margin-bottom="0cm"/>
    </style:style>
    <style:style style:name="P6" style:family="paragraph" style:parent-style-name="Text_20_body">
      <style:paragraph-properties fo:margin-top="0cm" fo:margin-bottom="0cm" fo:text-align="start" style:justify-single-word="false"/>
    </style:style>
    <style:style style:name="P7" style:family="paragraph" style:parent-style-name="Text_20_body">
      <style:paragraph-properties fo:margin-top="0cm" fo:margin-bottom="0cm" fo:text-align="start" style:justify-single-word="false"/>
      <style:text-properties style:font-name="Courier New" fo:background-color="#ffff00"/>
    </style:style>
    <style:style style:name="P8" style:family="paragraph" style:parent-style-name="Text_20_body">
      <style:paragraph-properties fo:margin-top="0cm" fo:margin-bottom="0cm" fo:text-align="start" style:justify-single-word="false"/>
      <style:text-properties fo:background-color="#ffff00"/>
    </style:style>
    <style:style style:name="P9" style:family="paragraph" style:parent-style-name="Preformatted_20_Text">
      <style:text-properties fo:color="#008000"/>
    </style:style>
    <style:style style:name="P10" style:family="paragraph" style:parent-style-name="Preformatted_20_Text">
      <style:paragraph-properties fo:text-align="start" style:justify-single-word="false"/>
    </style:style>
    <style:style style:name="P11" style:family="paragraph" style:parent-style-name="Preformatted_20_Text">
      <style:text-properties fo:background-color="#ffff00"/>
    </style:style>
    <style:style style:name="P12" style:family="paragraph" style:parent-style-name="Preformatted_20_Text">
      <style:text-properties fo:background-color="transparent"/>
    </style:style>
    <style:style style:name="P13" style:family="paragraph" style:parent-style-name="Preformatted_20_Text">
      <style:paragraph-properties fo:margin-top="0cm" fo:margin-bottom="0.499cm"/>
    </style:style>
    <style:style style:name="P14" style:family="paragraph" style:parent-style-name="Preformatted_20_Text">
      <style:paragraph-properties fo:margin-top="0cm" fo:margin-bottom="0.499cm"/>
      <style:text-properties fo:font-size="10pt" style:font-size-asian="10pt" style:font-size-complex="10pt"/>
    </style:style>
    <style:style style:name="P15" style:family="paragraph" style:parent-style-name="Preformatted_20_Text">
      <style:paragraph-properties fo:margin-top="0cm" fo:margin-bottom="0.499cm" fo:text-align="start" style:justify-single-word="false"/>
    </style:style>
    <style:style style:name="P16" style:family="paragraph" style:parent-style-name="Preformatted_20_Text">
      <style:paragraph-properties fo:margin-top="0cm" fo:margin-bottom="0.499cm"/>
      <style:text-properties fo:background-color="#ffff00"/>
    </style:style>
    <style:style style:name="P17" style:family="paragraph" style:parent-style-name="Preformatted_20_Text">
      <style:paragraph-properties fo:margin-top="0cm" fo:margin-bottom="0.499cm"/>
      <style:text-properties fo:background-color="transparent"/>
    </style:style>
    <style:style style:name="P18" style:family="paragraph" style:parent-style-name="Preformatted_20_Text">
      <style:paragraph-properties fo:margin-top="0cm" fo:margin-bottom="0.499cm" fo:text-align="start" style:justify-single-word="false"/>
      <style:text-properties style:font-name="Times New Roman" fo:font-size="12pt" fo:background-color="#ffff00" style:font-size-asian="12pt" style:font-size-complex="12pt"/>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style:text-underline-style="solid" style:text-underline-width="auto" style:text-underline-color="font-color"/>
    </style:style>
    <style:style style:name="P21" style:family="paragraph" style:parent-style-name="Standard">
      <style:text-properties style:text-underline-style="solid" style:text-underline-width="auto" style:text-underline-color="font-color" fo:font-weight="bold" style:font-weight-asian="bold" style:font-weight-complex="bold"/>
    </style:style>
    <style:style style:name="P22" style:family="paragraph" style:parent-style-name="Standard">
      <style:text-properties fo:font-style="italic" style:font-style-asian="italic" style:font-style-complex="italic"/>
    </style:style>
    <style:style style:name="P23" style:family="paragraph" style:parent-style-name="Standard">
      <style:text-properties style:font-name="Courier New"/>
    </style:style>
    <style:style style:name="P24" style:family="paragraph" style:parent-style-name="Standard">
      <style:text-properties style:font-name="Courier New" fo:font-size="10pt" style:font-size-asian="10pt" style:font-size-complex="10pt"/>
    </style:style>
    <style:style style:name="P25" style:family="paragraph" style:parent-style-name="Standard">
      <style:text-properties style:font-name="Courier New" fo:font-size="10.5pt" style:font-size-asian="10.5pt" style:font-size-complex="10.5pt"/>
    </style:style>
    <style:style style:name="P26" style:family="paragraph" style:parent-style-name="Standard">
      <style:text-properties style:font-name="Times New Roman"/>
    </style:style>
    <style:style style:name="P27" style:family="paragraph" style:parent-style-name="Standard">
      <style:text-properties style:font-name="Times New Roman" fo:font-size="12pt" style:font-size-asian="12pt" style:font-size-complex="12pt"/>
    </style:style>
    <style:style style:name="P28" style:family="paragraph" style:parent-style-name="Standard">
      <style:text-properties fo:font-size="10pt" style:font-size-asian="10pt" style:font-size-complex="10pt"/>
    </style:style>
    <style:style style:name="P29" style:family="paragraph" style:parent-style-name="Standard">
      <style:text-properties fo:color="#008000" style:font-name="Courier New" fo:font-size="10pt" style:font-size-asian="10pt" style:font-size-complex="10pt"/>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 style:family="paragraph">
      <style:paragraph-properties fo:text-align="start"/>
    </style:style>
    <style:style style:name="T1" style:family="text">
      <style:text-properties style:text-underline-style="none"/>
    </style:style>
    <style:style style:name="T2" style:family="text">
      <style:text-properties style:font-name="Courier New"/>
    </style:style>
    <style:style style:name="T3" style:family="text">
      <style:text-properties style:font-name="Courier New" style:text-underline-style="none"/>
    </style:style>
    <style:style style:name="T4" style:family="text">
      <style:text-properties style:font-name="Courier New" fo:font-size="10.5pt" style:font-size-asian="10.5pt" style:font-size-complex="10.5pt"/>
    </style:style>
    <style:style style:name="T5" style:family="text">
      <style:text-properties style:font-name="Courier New" fo:font-weight="bold"/>
    </style:style>
    <style:style style:name="T6" style:family="text">
      <style:text-properties style:font-name="Courier New" fo:font-size="10pt" style:font-size-asian="10pt" style:font-size-complex="10pt"/>
    </style:style>
    <style:style style:name="T7" style:family="text">
      <style:text-properties fo:background-color="#ffff00"/>
    </style:style>
    <style:style style:name="T8" style:family="text">
      <style:text-properties style:font-name="Times New Roman"/>
    </style:style>
    <style:style style:name="T9" style:family="text">
      <style:text-properties style:font-name="Times New Roman" fo:font-size="12pt" style:text-underline-style="solid" style:text-underline-width="auto" style:text-underline-color="font-color" style:font-size-asian="12pt" style:font-size-complex="12pt"/>
    </style:style>
    <style:style style:name="T10" style:family="text">
      <style:text-properties style:font-name="Times New Roman" fo:font-size="12pt" fo:background-color="#ffff00" style:font-size-asian="12pt" style:font-size-complex="12pt"/>
    </style:style>
    <style:style style:name="T11" style:family="text">
      <style:text-properties style:font-name="Times New Roman" fo:font-size="12pt" style:font-size-asian="12pt" style:font-size-complex="12pt"/>
    </style:style>
    <style:style style:name="T12" style:family="text">
      <style:text-properties fo:font-style="italic" style:font-style-asian="italic" style:font-style-complex="italic"/>
    </style:style>
    <style:style style:name="T13" style:family="text">
      <style:text-properties fo:color="#008000"/>
    </style:style>
    <style:style style:name="T14" style:family="text">
      <style:text-properties fo:background-color="transparent"/>
    </style:style>
    <style:style style:name="T15" style:family="text">
      <style:text-properties fo:background-color="#eeeeee"/>
    </style:style>
    <style:style style:name="T16"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 xlink:type="simple">
          <form:checkbox form:name="answer[796b11e09172fa0a154c13f509670f95][]" form:control-implementation="ooo:com.sun.star.form.component.CheckBox" xml:id="control1" form:id="control1" form:value="36013c313110b514279f1b4ad92ef58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796b11e09172fa0a154c13f509670f95][]" form:control-implementation="ooo:com.sun.star.form.component.CheckBox" xml:id="control2" form:id="control2" form:value="965870013f434ff059b515309b5c6e4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796b11e09172fa0a154c13f509670f95][]" form:control-implementation="ooo:com.sun.star.form.component.CheckBox" xml:id="control3" form:id="control3" form:value="05bef48ba6beb1805178b59c0042e3df"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796b11e09172fa0a154c13f509670f95][]" form:control-implementation="ooo:com.sun.star.form.component.CheckBox" xml:id="control4" form:id="control4" form:value="19cbbeccda4971aecd31d196fe602c4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3b502f7fd9b54d13c85e12f007883712][]" form:control-implementation="ooo:com.sun.star.form.component.CheckBox" xml:id="control5" form:id="control5" form:value="0a3beff94f30045c0f3f54a7583d4d3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3b502f7fd9b54d13c85e12f007883712][]" form:control-implementation="ooo:com.sun.star.form.component.CheckBox" xml:id="control6" form:id="control6" form:value="af42655b259cb99df958ab289ff4bfa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3b502f7fd9b54d13c85e12f007883712][]" form:control-implementation="ooo:com.sun.star.form.component.CheckBox" xml:id="control7" form:id="control7" form:value="160487f45b7ecf3ff7766f84d9cf172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3b502f7fd9b54d13c85e12f007883712][]" form:control-implementation="ooo:com.sun.star.form.component.CheckBox" xml:id="control8" form:id="control8" form:value="5ca123ec9fbe465a9d8a6426b922df6a"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27f5b69e423ed4d48e508ae8cccd8ba1][]" form:control-implementation="ooo:com.sun.star.form.component.CheckBox" xml:id="control9" form:id="control9" form:value="f24e48e7b0a87398bdada2ad1d180dc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27f5b69e423ed4d48e508ae8cccd8ba1][]" form:control-implementation="ooo:com.sun.star.form.component.CheckBox" xml:id="control10" form:id="control10" form:value="0d4b3cb20fed66e8d16d61008a80ed2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27f5b69e423ed4d48e508ae8cccd8ba1][]" form:control-implementation="ooo:com.sun.star.form.component.CheckBox" xml:id="control11" form:id="control11" form:value="f44132354b24626032fd11e2f885ec7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27f5b69e423ed4d48e508ae8cccd8ba1][]" form:control-implementation="ooo:com.sun.star.form.component.CheckBox" xml:id="control12" form:id="control12" form:value="60d230eb4ef62eca3816ec10aa2b5df8"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3c132b7d15b9a158ba1900659ee6a247][]" form:control-implementation="ooo:com.sun.star.form.component.RadioButton" xml:id="control13" form:id="control13" form:value="a62af9ac7bc451098175e24d2c212cd5"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3c132b7d15b9a158ba1900659ee6a247][]" form:control-implementation="ooo:com.sun.star.form.component.RadioButton" xml:id="control14" form:id="control14" form:value="ce563c82ef383a697a10561725d4769f"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3c132b7d15b9a158ba1900659ee6a247][]" form:control-implementation="ooo:com.sun.star.form.component.RadioButton" xml:id="control15" form:id="control15" form:value="a85409778d4d903797c305827af063ea"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3c132b7d15b9a158ba1900659ee6a247][]" form:control-implementation="ooo:com.sun.star.form.component.RadioButton" xml:id="control16" form:id="control16" form:value="e2a59f80451e0d29d07ce9f548e5b9b9"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e9efe998d64c09d29467c319c5899697][]" form:control-implementation="ooo:com.sun.star.form.component.RadioButton" xml:id="control17" form:id="control17" form:value="24338ad4fbeb929dcfb2ecc4b7b6d07e"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e9efe998d64c09d29467c319c5899697][]" form:control-implementation="ooo:com.sun.star.form.component.RadioButton" xml:id="control18" form:id="control18" form:value="0c7587d94674c8761284f0c3011bcfbf"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e9efe998d64c09d29467c319c5899697][]" form:control-implementation="ooo:com.sun.star.form.component.RadioButton" xml:id="control19" form:id="control19" form:value="0c4183f38a38237c12b8a0b05bc06cec"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e9efe998d64c09d29467c319c5899697][]" form:control-implementation="ooo:com.sun.star.form.component.RadioButton" xml:id="control20" form:id="control20" form:value="cae0e044614412555635361ac154646f"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answer[b27a673d9749d4bc1529781eb56cdaef][]" form:control-implementation="ooo:com.sun.star.form.component.CheckBox" xml:id="control21" form:id="control21" form:value="0f126a9c040baeda8b39149ce21b2a5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b27a673d9749d4bc1529781eb56cdaef][]" form:control-implementation="ooo:com.sun.star.form.component.CheckBox" xml:id="control22" form:id="control22" form:value="08bbc34a467f2f242674e810cd680cea"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b27a673d9749d4bc1529781eb56cdaef][]" form:control-implementation="ooo:com.sun.star.form.component.CheckBox" xml:id="control23" form:id="control23" form:value="5040a88dc78aa6fd689e2f5728567e1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b27a673d9749d4bc1529781eb56cdaef][]" form:control-implementation="ooo:com.sun.star.form.component.CheckBox" xml:id="control24" form:id="control24" form:value="27dd21d970d3eaf53cfdffb5d56b406a"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7c43af50634f29a6078f0f23f9cfbdb7][]" form:control-implementation="ooo:com.sun.star.form.component.CheckBox" xml:id="control25" form:id="control25" form:value="1315ab97e57cce4b6182bb6843655e6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7c43af50634f29a6078f0f23f9cfbdb7][]" form:control-implementation="ooo:com.sun.star.form.component.CheckBox" xml:id="control26" form:id="control26" form:value="2f54cd373abaa890649280a23a446bd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7c43af50634f29a6078f0f23f9cfbdb7][]" form:control-implementation="ooo:com.sun.star.form.component.CheckBox" xml:id="control27" form:id="control27" form:value="e621c9f969499f3b981b4e6d6dab0b9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7c43af50634f29a6078f0f23f9cfbdb7][]" form:control-implementation="ooo:com.sun.star.form.component.CheckBox" xml:id="control28" form:id="control28" form:value="41b940237b6617045c097c16f954e942"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925462f5072dda59d0bbb772651f7e59][]" form:control-implementation="ooo:com.sun.star.form.component.RadioButton" xml:id="control29" form:id="control29" form:value="1483db0950bd1ee3167aab463dbcd0bd"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925462f5072dda59d0bbb772651f7e59][]" form:control-implementation="ooo:com.sun.star.form.component.RadioButton" xml:id="control30" form:id="control30" form:value="999377a750021239b6397704a3bd40d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925462f5072dda59d0bbb772651f7e59][]" form:control-implementation="ooo:com.sun.star.form.component.RadioButton" xml:id="control31" form:id="control31" form:value="a6ed63c04fd2d7db3fa82472b877280f"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925462f5072dda59d0bbb772651f7e59][]" form:control-implementation="ooo:com.sun.star.form.component.RadioButton" xml:id="control32" form:id="control32" form:value="2bd421bb23cad707fa10da9dc6833f40"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925462f5072dda59d0bbb772651f7e59][]" form:control-implementation="ooo:com.sun.star.form.component.RadioButton" xml:id="control33" form:id="control33" form:value="da3995c930fd09041b9ac6fc4a87d47e"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656f0354ba3a49c94235837453f1209e][]" form:control-implementation="ooo:com.sun.star.form.component.RadioButton" xml:id="control34" form:id="control34" form:value="6d0cfa91f74f19e982c710bc3ca2f27e"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656f0354ba3a49c94235837453f1209e][]" form:control-implementation="ooo:com.sun.star.form.component.RadioButton" xml:id="control35" form:id="control35" form:value="a5f5b7cd2005e470f895ed14c44fc8a8"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656f0354ba3a49c94235837453f1209e][]" form:control-implementation="ooo:com.sun.star.form.component.RadioButton" xml:id="control36" form:id="control36" form:value="e922b04550a8f826b1ad322a8a0d9ba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656f0354ba3a49c94235837453f1209e][]" form:control-implementation="ooo:com.sun.star.form.component.RadioButton" xml:id="control37" form:id="control37" form:value="1be50c510993134d49ab9e27d4b1b176"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656f0354ba3a49c94235837453f1209e][]" form:control-implementation="ooo:com.sun.star.form.component.RadioButton" xml:id="control38" form:id="control38" form:value="bdb800f3e2b7a3c16a4c306893e25879"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answer[f6fff1c1656b80c045b1d44fe8a602be][]" form:control-implementation="ooo:com.sun.star.form.component.CheckBox" xml:id="control39" form:id="control39" form:value="a40d8366b1a0d7830c1f48364fa9f43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f6fff1c1656b80c045b1d44fe8a602be][]" form:control-implementation="ooo:com.sun.star.form.component.CheckBox" xml:id="control40" form:id="control40" form:value="21dfa5c97b65d584f213e73dbbccccc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f6fff1c1656b80c045b1d44fe8a602be][]" form:control-implementation="ooo:com.sun.star.form.component.CheckBox" xml:id="control41" form:id="control41" form:value="f7bf72faf81ed5abe01ce9ab64e5d3a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f6fff1c1656b80c045b1d44fe8a602be][]" form:control-implementation="ooo:com.sun.star.form.component.CheckBox" xml:id="control42" form:id="control42" form:value="a3e9454df3bf5203ab2e59a64c03fcf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0e1d859fa77e8f0751b6d56c873b67ae][]" form:control-implementation="ooo:com.sun.star.form.component.CheckBox" xml:id="control43" form:id="control43" form:value="6336657e92925485e9600781f92bb0d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0e1d859fa77e8f0751b6d56c873b67ae][]" form:control-implementation="ooo:com.sun.star.form.component.CheckBox" xml:id="control44" form:id="control44" form:value="9d6be3df74c0d4f75b79d4e0e0a228b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0e1d859fa77e8f0751b6d56c873b67ae][]" form:control-implementation="ooo:com.sun.star.form.component.CheckBox" xml:id="control45" form:id="control45" form:value="85726957e7a67ee1e57ace797d6adc8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0e1d859fa77e8f0751b6d56c873b67ae][]" form:control-implementation="ooo:com.sun.star.form.component.CheckBox" xml:id="control46" form:id="control46" form:value="7ddb5f38d1fa147666038eadc887cd66"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LECTURE 1: Functions, Variables, and the Call Stack </text:p>
      <text:p text:style-name="Standard">&gt; when variables are created</text:p>
      <text:p text:style-name="Standard">&gt; how long they exist in computer memory</text:p>
      <text:p text:style-name="Standard">&gt; what happens when two variables have the same name in two different functions</text:p>
      <text:p text:style-name="Standard"/>
      <text:p text:style-name="P22">Understanding Scope </text:p>
      <text:p text:style-name="Standard">Below is an explanation and review of the example used in the video. </text:p>
      <text:p text:style-name="Preformatted_20_Text"><text:s text:c="8"/>def convert_to_minutes(num_hours):</text:p>
      <text:p text:style-name="P2"><text:s text:c="16"/>'''(int) -&gt; int</text:p>
      <text:p text:style-name="Preformatted_20_Text"><text:s text:c="16"/>Return the number of minutes there are in num_hours hours.</text:p>
      <text:p text:style-name="Preformatted_20_Text"><text:s text:c="16"/>'''</text:p>
      <text:p text:style-name="Preformatted_20_Text"><text:s text:c="16"/>minutes = <text:span text:style-name="T7">num_hours * 60</text:span></text:p>
      <text:p text:style-name="Preformatted_20_Text"><text:s text:c="16"/>return minutes</text:p>
      <text:p text:style-name="Preformatted_20_Text"/>
      <text:p text:style-name="Preformatted_20_Text"><text:s text:c="8"/>def convert_to_seconds(num_hours):</text:p>
      <text:p text:style-name="Preformatted_20_Text"><text:s text:c="16"/>''' (int) -&gt; int</text:p>
      <text:p text:style-name="Preformatted_20_Text"><text:s text:c="16"/>Return the number of seconds there are in num_hours hours.</text:p>
      <text:p text:style-name="Preformatted_20_Text"><text:s text:c="16"/>'''</text:p>
      <text:p text:style-name="Preformatted_20_Text"><text:s text:c="16"/>minutes = <text:span text:style-name="T7">convert_to_minutes(num_hours)</text:span></text:p>
      <text:p text:style-name="Preformatted_20_Text"><text:s text:c="16"/>seconds = <text:span text:style-name="T7">minutes * 60</text:span></text:p>
      <text:p text:style-name="Preformatted_20_Text"><text:s text:c="16"/>return seconds</text:p>
      <text:p text:style-name="Preformatted_20_Text"/>
      <text:p text:style-name="P1"><text:s text:c="8"/>seconds = convert_to_seconds(2) </text:p>
      <text:p text:style-name="Text_20_body">&gt; <text:span text:style-name="T2">convert_to_</text:span><text:span text:style-name="T3">seconds</text:span><text:span text:style-name="T1"> does its work by calling </text:span><text:span text:style-name="T3">convert_to</text:span><text:span text:style-name="T2">_minutes</text:span> and multiplying <text:tab/>the result by 60</text:p>
      <text:p text:style-name="Text_20_body">&gt;Python defines the first two functions [<text:span text:style-name="T2">convert_to_minutes(num_hours)</text:span> and <text:tab/><text:span text:style-name="T2">convert_to_seconds(num_hours)</text:span><text:span text:style-name="T8">],</text:span> creates two function objects for them in the <text:tab/>heap (far right below), and, in the stack frame for <text:span text:style-name="Source_20_Text">__main</text:span><text:span text:style-name="Source_20_Text"><text:span text:style-name="T8">__ (the box at mid-right, below)</text:span></text:span><text:span text:style-name="T8">,</text:span> <text:tab/>creates variables that refer to those function objects.</text:p>
      <text:p text:style-name="Text_20_body"/>
      <text:p text:style-name="Text_20_body"><draw:frame draw:style-name="fr1" draw:name="graphics10" text:anchor-type="paragraph" svg:width="19.861cm" svg:height="10.031cm" draw:z-index="0"><draw:image xlink:href="Pictures/2000000700004FCB00002762C3181640.svm" xlink:type="simple" xlink:show="embed" xlink:actuate="onLoad"/></draw:frame></text:p>
      <text:p text:style-name="Text_20_body"><text:soft-page-break/>After that it executes the assignment statement on line 20. The right-hand side of the assignment statement is a function call [<text:span text:style-name="T2">convert_to_seconds(2)</text:span>] so we evaluate the argument first. The frame for <text:span text:style-name="Source_20_Text">convert_to_seconds</text:span> will appear on top of the stack. The parameter, <text:span text:style-name="Source_20_Text">num_hours</text:span>, will refer to the value 2.<text:line-break/> </text:p>
      <text:p text:style-name="Text_20_body"><draw:frame draw:style-name="fr1" draw:name="graphics1" text:anchor-type="paragraph" svg:width="19.861cm" svg:height="9.16cm" draw:z-index="1"><draw:image xlink:href="Pictures/20000007000051C20000277C12509B7A.svm" xlink:type="simple" xlink:show="embed" xlink:actuate="onLoad"/></draw:frame></text:p>
      <text:p text:style-name="Text_20_body">The first statement in function <text:span text:style-name="Source_20_Text">convert_to_seconds</text:span> is an assignment statement [<text:span text:style-name="T2">minutes = convert_to_minutes(num_hours)</text:span>]. This follows the same rule as above where we evaluate the right-hand side first. It is a function call, so we evaluate the argument <text:span text:style-name="Source_20_Text">num_hours</text:span>. This produces the memory address <text:span text:style-name="Source_20_Text">x3</text:span>, which holds the value 2. A stack frame for function <text:span text:style-name="Source_20_Text">convert_to_minutes</text:span> is added on top of the call stack. Python stores <text:span text:style-name="Source_20_Text">x3</text:span> in the parameter for <text:span text:style-name="Source_20_Text">convert_to_minutes</text:span>, which also happens to be called <text:span text:style-name="Source_20_Text">num_hours</text:span>.</text:p>
      <text:p text:style-name="Text_20_body"><draw:frame draw:style-name="fr1" draw:name="graphics2" text:anchor-type="paragraph" svg:width="19.99cm" svg:height="9.299cm" draw:z-index="2"><draw:image xlink:href="Pictures/2000000700004F7B0000241359ED6C96.svm" xlink:type="simple" xlink:show="embed" xlink:actuate="onLoad"/></draw:frame></text:p>
      <text:p text:style-name="Text_20_body"><text:soft-page-break/>We now see that there are <text:span text:style-name="T7">two variables called </text:span><text:span text:style-name="Source_20_Text"><text:span text:style-name="T7">num_hours</text:span></text:span><text:span text:style-name="T7"> in the call stack;</text:span> one is in <text:span text:style-name="Source_20_Text">convert_to_minutes</text:span> and the other is in <text:span text:style-name="Source_20_Text">convert_to_seconds</text:span>. Python keeps these two functions in separate areas of memory so that it does not get confused with regards to which variable to use. </text:p>
      <text:p text:style-name="Text_20_body">The next line of code Python executes is <text:span text:style-name="Source_20_Text">minutes = num_hours * 60</text:span>. However, which instance of <text:span text:style-name="Source_20_Text">num_hours</text:span> will be used? <text:span text:style-name="T7">Python always uses the variable in the frame on top of the call stack.</text:span> With an assignment statement, if the variable does not exist in the frame on top of the call stack, Python creates it. So, once <text:span text:style-name="Source_20_Text">minutes</text:span> is evaluated, variable <text:span text:style-name="Source_20_Text">minutes</text:span> is created in the frame on top of the call stack.</text:p>
      <text:p text:style-name="Text_20_body"><draw:frame draw:style-name="fr1" draw:name="graphics3" text:anchor-type="paragraph" svg:width="20.001cm" svg:height="8.636cm" draw:z-index="3"><draw:image xlink:href="Pictures/2000000700005000000026749461ECB0.svm" xlink:type="simple" xlink:show="embed" xlink:actuate="onLoad"/></draw:frame>The last line of the function is <text:span text:style-name="Source_20_Text">return minutes</text:span>. Once this statement is complete, Python will return to the frame just underneath the top of the call stack (because the original function call at line 20 was for convert_to_seconds, and we only went looking for <text:span text:style-name="T2">convert_to_minutes</text:span> because it's called within that function – so once we have a value for minutes, we can return to evaluating <text:span text:style-name="T2">convert_to_seconds</text:span><text:span text:style-name="T8">, which is the second item in the call stack below</text:span>). Note that after returning this value, the first item in the calls stack will disappear – “in addition to evaluating the expression and yielding its value, <text:span text:style-name="T2">return</text:span> also erases the stack frame on top of the call stack.” </text:p>
      <text:p text:style-name="Text_20_body"><draw:frame draw:style-name="fr1" draw:name="graphics4" text:anchor-type="paragraph" svg:width="20.001cm" svg:height="8.701cm" draw:z-index="4"><draw:image xlink:href="Pictures/2000000700004EA8000022F05CFCC34A.svm" xlink:type="simple" xlink:show="embed" xlink:actuate="onLoad"/></draw:frame><text:soft-page-break/><text:line-break/> </text:p>
      <text:p text:style-name="Text_20_body">So, Python is going to produce memory address <text:span text:style-name="Source_20_Text">x4</text:span> (the memory address of value 120), remove the top stack frame, create a new variable called <text:span text:style-name="Source_20_Text">minutes</text:span> in the stack frame for <text:span text:style-name="Source_20_Text">convert_to_seconds</text:span>, and store <text:span text:style-name="Source_20_Text">x4</text:span> in that variable.</text:p>
      <text:p text:style-name="Text_20_body"><draw:frame draw:style-name="fr1" draw:name="graphics5" text:anchor-type="paragraph" svg:width="20.001cm" svg:height="8.317cm" draw:z-index="5"><draw:image xlink:href="Pictures/2000000700004F4700002374EF08AD3B.svm" xlink:type="simple" xlink:show="embed" xlink:actuate="onLoad"/></draw:frame></text:p>
      <text:p text:style-name="Text_20_body">Python then evaluates <text:span text:style-name="Source_20_Text">seconds = minutes * 60</text:span>. With this assignment statement, Python evaluates the right-hand side, which evaluates to <text:span text:style-name="Source_20_Text">7200</text:span>, and stores the memory address of that result in variable <text:span text:style-name="Source_20_Text">seconds</text:span>. Since this variable does not exist yet, it creates it in the frame on top of the call stack.</text:p>
      <text:p text:style-name="Text_20_body"><draw:frame draw:style-name="fr1" draw:name="graphics6" text:anchor-type="paragraph" svg:width="20.502cm" svg:height="8.565cm" draw:z-index="6"><draw:image xlink:href="Pictures/2000000700004FB0000023252CF5ED6D.svm" xlink:type="simple" xlink:show="embed" xlink:actuate="onLoad"/></draw:frame><text:soft-page-break/></text:p>
      <text:p text:style-name="Text_20_body">Next is a return statement. Like we saw above, that is going to return control back to the the main module.</text:p>
      <text:p text:style-name="Text_20_body"/>
      <text:p text:style-name="Text_20_body"><draw:frame draw:style-name="fr1" draw:name="graphics7" text:anchor-type="paragraph" svg:width="20.5cm" svg:height="8.551cm" draw:z-index="7"><draw:image xlink:href="Pictures/2000000700004F2C0000225128981D57.svm" xlink:type="simple" xlink:show="embed" xlink:actuate="onLoad"/></draw:frame></text:p>
      <text:p text:style-name="Text_20_body">Once the frame for <text:span text:style-name="Source_20_Text">convert_to_seconds</text:span> is removed, the assignment statement on line 20 (which has been waiting a long time!) is completed, and a new variable <text:span text:style-name="Source_20_Text">seconds</text:span> is created in the main module stack frame and contains memory address <text:span text:style-name="Source_20_Text">x5</text:span>.</text:p>
      <text:p text:style-name="Standard">So, for example, <text:bookmark text:name="pyCodeOutput"/>in this code</text:p>
      <text:p text:style-name="P23">1 <text:s/>def g(x):</text:p>
      <text:p text:style-name="P23">2<text:tab/>y = 10</text:p>
      <text:p text:style-name="P23">3<text:tab/>y = 2</text:p>
      <text:p text:style-name="P23">4<text:tab/>return y + x</text:p>
      <text:p text:style-name="P23">5</text:p>
      <text:p text:style-name="P23">6 <text:s/>print (g(3))</text:p>
      <text:p text:style-name="Standard"><text:soft-page-break/></text:p>
      <text:p text:style-name="Standard">on line 2, there are two stack frames on the call stack – one for <text:span text:style-name="T2">module __main__</text:span> and one for <text:span text:style-name="T2">function g.</text:span></text:p>
      <text:p text:style-name="Standard"><text:span text:style-name="T2"/></text:p>
      <text:p text:style-name="Standard"><text:span text:style-name="T8">Here, </text:span></text:p>
      <text:p text:style-name="Standard"><text:span text:style-name="T2"><text:s/></text:span></text:p>
      <text:p text:style-name="P23">1 <text:s/>def g(x):</text:p>
      <text:p text:style-name="P23">2<text:tab/>y = 10</text:p>
      <text:p text:style-name="P23">3<text:tab/>y = 2</text:p>
      <text:p text:style-name="P23">4<text:tab/>return y + x</text:p>
      <text:p text:style-name="P23">5</text:p>
      <text:p text:style-name="P23">6 <text:s/>def f():</text:p>
      <text:p text:style-name="P23">7<text:tab/>y = 1</text:p>
      <text:p text:style-name="P23">8<text:tab/>return g(y)</text:p>
      <text:p text:style-name="P23">9</text:p>
      <text:p text:style-name="P23">10 <text:s/>print (f())</text:p>
      <text:p text:style-name="Standard"/>
      <text:p text:style-name="Standard">line 7 creates a new variable y that refers to value 1 in the stack frame for f, at which point there are two stack frames on the call stack (one for <text:span text:style-name="T2">module __main__</text:span> and one for <text:span text:style-name="T2">function f</text:span>. As of the next line, there will be three call frames on the stack, because <text:span text:style-name="T2">function f</text:span> is about to call <text:span text:style-name="T2">function g</text:span>.</text:p>
      <text:p text:style-name="Standard"/>
      <text:p text:style-name="P20">Important Notes </text:p>
      <text:p text:style-name="Standard">&gt; Assignment statement and computer memory </text:p>
      <text:p text:style-name="Standard"><text:s text:c="3"/><text:span text:style-name="T2">variable = expression</text:span></text:p>
      <text:p text:style-name="Standard"><text:tab/>&gt;&gt; If a variable does not exist in the stack frame on top of the call stack, Python creates it. </text:p>
      <text:p text:style-name="Standard"/>
      <text:p text:style-name="Standard">&gt;Return statement and computer memory </text:p>
      <text:p text:style-name="Standard"><text:s text:c="2"/><text:span text:style-name="T2"><text:s/>return expression</text:span></text:p>
      <text:p text:style-name="Standard"><text:tab/>&gt;&gt; In addition to evaluating the expression and yielding its value, return also erases the <text:tab/><text:tab/><text:tab/>stack frame on top of the call stack. <text:s/></text:p>
      <text:p text:style-name="Text_20_body"/>
      <text:p text:style-name="P21">LECTURE 2 – Type bool: Booleans in Python </text:p>
      <text:p text:style-name="Standard">&gt; <text:span text:style-name="T12">Boolean values</text:span> </text:p>
      <text:p text:style-name="Standard"><text:tab/>The Python type <text:span text:style-name="T2">bool</text:span> has two values: True and False.</text:p>
      <text:p text:style-name="Standard"/>
      <text:p text:style-name="Standard">&gt; <text:span text:style-name="T12">Comparison operators</text:span> </text:p>
      <text:p text:style-name="Standard"><text:tab/>The comparison operators take two values and produce a Boolean value.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Description </text:p>
          </table:table-cell>
          <table:table-cell table:style-name="Table1.A1" office:value-type="string">
            <text:p text:style-name="Table_20_Contents">Operator </text:p>
          </table:table-cell>
          <table:table-cell table:style-name="Table1.A1" office:value-type="string">
            <text:p text:style-name="Table_20_Contents">Example </text:p>
          </table:table-cell>
          <table:table-cell table:style-name="Table1.D1" office:value-type="string">
            <text:p text:style-name="Table_20_Contents">Result of example </text:p>
          </table:table-cell>
        </table:table-row>
        <table:table-row>
          <table:table-cell table:style-name="Table1.A2" office:value-type="string">
            <text:p text:style-name="Table_20_Contents">less than </text:p>
          </table:table-cell>
          <table:table-cell table:style-name="Table1.A2" office:value-type="string">
            <text:p text:style-name="Table_20_Contents"><text:span text:style-name="Source_20_Text">&lt;</text:span> </text:p>
          </table:table-cell>
          <table:table-cell table:style-name="Table1.A2" office:value-type="string">
            <text:p text:style-name="Table_20_Contents"><text:span text:style-name="Source_20_Text">3 &lt; 4</text:span> </text:p>
          </table:table-cell>
          <table:table-cell table:style-name="Table1.D2" office:value-type="string">
            <text:p text:style-name="Table_20_Contents"><text:span text:style-name="Source_20_Text">True</text:span> </text:p>
          </table:table-cell>
        </table:table-row>
        <table:table-row>
          <table:table-cell table:style-name="Table1.A2" office:value-type="string">
            <text:p text:style-name="Table_20_Contents">greater than </text:p>
          </table:table-cell>
          <table:table-cell table:style-name="Table1.A2" office:value-type="string">
            <text:p text:style-name="Table_20_Contents"><text:span text:style-name="Source_20_Text">&gt;</text:span> </text:p>
          </table:table-cell>
          <table:table-cell table:style-name="Table1.A2" office:value-type="string">
            <text:p text:style-name="Table_20_Contents"><text:span text:style-name="Source_20_Text">3 &gt; 4</text:span> </text:p>
          </table:table-cell>
          <table:table-cell table:style-name="Table1.D2" office:value-type="string">
            <text:p text:style-name="Table_20_Contents"><text:span text:style-name="Source_20_Text">False</text:span> </text:p>
          </table:table-cell>
        </table:table-row>
        <table:table-row>
          <table:table-cell table:style-name="Table1.A2" office:value-type="string">
            <text:p text:style-name="Table_20_Contents">equal to </text:p>
          </table:table-cell>
          <table:table-cell table:style-name="Table1.A2" office:value-type="string">
            <text:p text:style-name="Table_20_Contents"><text:span text:style-name="Source_20_Text">==</text:span> </text:p>
          </table:table-cell>
          <table:table-cell table:style-name="Table1.A2" office:value-type="string">
            <text:p text:style-name="Table_20_Contents"><text:span text:style-name="Source_20_Text">3 == 4</text:span> </text:p>
          </table:table-cell>
          <table:table-cell table:style-name="Table1.D2" office:value-type="string">
            <text:p text:style-name="Table_20_Contents"><text:span text:style-name="Source_20_Text">False</text:span> </text:p>
          </table:table-cell>
        </table:table-row>
        <table:table-row>
          <table:table-cell table:style-name="Table1.A2" office:value-type="string">
            <text:p text:style-name="Table_20_Contents">greater than or equal to </text:p>
          </table:table-cell>
          <table:table-cell table:style-name="Table1.A2" office:value-type="string">
            <text:p text:style-name="Table_20_Contents"><text:span text:style-name="Source_20_Text">&gt;=</text:span> </text:p>
          </table:table-cell>
          <table:table-cell table:style-name="Table1.A2" office:value-type="string">
            <text:p text:style-name="Table_20_Contents"><text:span text:style-name="Source_20_Text">3 &gt;= 4</text:span> </text:p>
          </table:table-cell>
          <table:table-cell table:style-name="Table1.D2" office:value-type="string">
            <text:p text:style-name="Table_20_Contents"><text:span text:style-name="Source_20_Text">False</text:span> </text:p>
          </table:table-cell>
        </table:table-row>
        <table:table-row>
          <table:table-cell table:style-name="Table1.A2" office:value-type="string">
            <text:p text:style-name="Table_20_Contents">less than or equal to </text:p>
          </table:table-cell>
          <table:table-cell table:style-name="Table1.A2" office:value-type="string">
            <text:p text:style-name="Table_20_Contents"><text:span text:style-name="Source_20_Text">&lt;=</text:span> </text:p>
          </table:table-cell>
          <table:table-cell table:style-name="Table1.A2" office:value-type="string">
            <text:p text:style-name="Table_20_Contents"><text:span text:style-name="Source_20_Text">3 &lt;= 4</text:span> </text:p>
          </table:table-cell>
          <table:table-cell table:style-name="Table1.D2" office:value-type="string">
            <text:p text:style-name="Table_20_Contents"><text:span text:style-name="Source_20_Text">True</text:span> </text:p>
          </table:table-cell>
        </table:table-row>
        <table:table-row>
          <table:table-cell table:style-name="Table1.A2" office:value-type="string">
            <text:p text:style-name="Table_20_Contents">not equal to </text:p>
          </table:table-cell>
          <table:table-cell table:style-name="Table1.A2" office:value-type="string">
            <text:p text:style-name="Table_20_Contents"><text:span text:style-name="Source_20_Text">!=</text:span> </text:p>
          </table:table-cell>
          <table:table-cell table:style-name="Table1.A2" office:value-type="string">
            <text:p text:style-name="Table_20_Contents"><text:span text:style-name="Source_20_Text">3 != 4</text:span> </text:p>
          </table:table-cell>
          <table:table-cell table:style-name="Table1.D2" office:value-type="string">
            <text:p text:style-name="Table_20_Contents"><text:span text:style-name="Source_20_Text">True</text:span> </text:p>
          </table:table-cell>
        </table:table-row>
      </table:table>
      <text:p text:style-name="Text_20_body"/>
      <text:p text:style-name="Standard"><text:soft-page-break/>&gt; <text:span text:style-name="T12">Logical operators </text:span></text:p>
      <text:p text:style-name="Standard">There are also three logical operators that produce Boolean values: <text:span text:style-name="T2">not,and,</text:span> and <text:span text:style-name="T2">or</text:span>. </text:p>
      <text:p text:style-name="Standard"/>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Description </text:p>
          </table:table-cell>
          <table:table-cell table:style-name="Table2.A1" office:value-type="string">
            <text:p text:style-name="Table_20_Contents">Operator </text:p>
          </table:table-cell>
          <table:table-cell table:style-name="Table2.A1" office:value-type="string">
            <text:p text:style-name="Table_20_Contents">Example </text:p>
          </table:table-cell>
          <table:table-cell table:style-name="Table2.D1" office:value-type="string">
            <text:p text:style-name="Table_20_Contents">Result of example </text:p>
          </table:table-cell>
        </table:table-row>
        <table:table-row>
          <table:table-cell table:style-name="Table2.A2" office:value-type="string">
            <text:p text:style-name="Table_20_Contents">not </text:p>
          </table:table-cell>
          <table:table-cell table:style-name="Table2.A2" office:value-type="string">
            <text:p text:style-name="Table_20_Contents"><text:span text:style-name="Source_20_Text">not</text:span> </text:p>
          </table:table-cell>
          <table:table-cell table:style-name="Table2.A2" office:value-type="string">
            <text:p text:style-name="Table_20_Contents"><text:span text:style-name="Source_20_Text">not (80 &gt;= 50)</text:span> </text:p>
          </table:table-cell>
          <table:table-cell table:style-name="Table2.D2" office:value-type="string">
            <text:p text:style-name="Table_20_Contents"><text:span text:style-name="Source_20_Text">False</text:span> </text:p>
          </table:table-cell>
        </table:table-row>
        <table:table-row>
          <table:table-cell table:style-name="Table2.A2" office:value-type="string">
            <text:p text:style-name="Table_20_Contents">and </text:p>
          </table:table-cell>
          <table:table-cell table:style-name="Table2.A2" office:value-type="string">
            <text:p text:style-name="Table_20_Contents"><text:span text:style-name="Source_20_Text">and</text:span> </text:p>
          </table:table-cell>
          <table:table-cell table:style-name="Table2.A2" office:value-type="string">
            <text:p text:style-name="Table_20_Contents"><text:span text:style-name="Source_20_Text">(80 &gt;= 50) </text:span><text:span text:style-name="Source_20_Text"><text:span text:style-name="T7">and</text:span></text:span><text:span text:style-name="Source_20_Text"> (70 &lt;= 50)</text:span> </text:p>
          </table:table-cell>
          <table:table-cell table:style-name="Table2.D2" office:value-type="string">
            <text:p text:style-name="Table_20_Contents"><text:span text:style-name="Source_20_Text">False</text:span> </text:p>
          </table:table-cell>
        </table:table-row>
        <table:table-row>
          <table:table-cell table:style-name="Table2.A2" office:value-type="string">
            <text:p text:style-name="Table_20_Contents">or </text:p>
          </table:table-cell>
          <table:table-cell table:style-name="Table2.A2" office:value-type="string">
            <text:p text:style-name="Table_20_Contents"><text:span text:style-name="Source_20_Text">or</text:span> </text:p>
          </table:table-cell>
          <table:table-cell table:style-name="Table2.A2" office:value-type="string">
            <text:p text:style-name="Table_20_Contents"><text:span text:style-name="Source_20_Text">(80 &gt;= 50) </text:span><text:span text:style-name="Source_20_Text"><text:span text:style-name="T7">or</text:span></text:span><text:span text:style-name="Source_20_Text"> (70 &lt;= 50)</text:span> </text:p>
          </table:table-cell>
          <table:table-cell table:style-name="Table2.D2" office:value-type="string">
            <text:p text:style-name="Table_20_Contents"><text:span text:style-name="Source_20_Text">True</text:span> </text:p>
          </table:table-cell>
        </table:table-row>
      </table:table>
      <text:p text:style-name="Text_20_body"/>
      <text:p text:style-name="Standard">&gt; The <text:span text:style-name="T2">and</text:span> Truth Table </text:p>
      <text:p text:style-name="Standard"><text:tab/>The <text:span text:style-name="T2">and</text:span> operator evaluates to <text:span text:style-name="T2">True</text:span> if and only if both expressions are <text:span text:style-name="T2">True</text:span>. So, if the <text:tab/>first operand is <text:span text:style-name="T2">False</text:span>, the second condition will not even be checked, because it's already <text:tab/>known that the expression will evaluate to <text:span text:style-name="T2">False</text:span>. </text:p>
      <table:table table:name="Table3" table:style-name="Table3">
        <table:table-column table:style-name="Table3.A" table:number-columns-repeated="2"/>
        <table:table-column table:style-name="Table3.C"/>
        <table:table-row>
          <table:table-cell table:style-name="Table3.A1" office:value-type="string">
            <text:p text:style-name="Table_20_Contents"><text:span text:style-name="Source_20_Text"><text:span text:style-name="Emphasis">expr1</text:span></text:span> </text:p>
          </table:table-cell>
          <table:table-cell table:style-name="Table3.A1" office:value-type="string">
            <text:p text:style-name="Table_20_Contents"><text:span text:style-name="Source_20_Text"><text:span text:style-name="Emphasis">expr2</text:span></text:span> </text:p>
          </table:table-cell>
          <table:table-cell table:style-name="Table3.C1" office:value-type="string">
            <text:p text:style-name="Table_20_Contents"><text:span text:style-name="Source_20_Text"><text:span text:style-name="Emphasis">expr1</text:span></text:span><text:span text:style-name="Source_20_Text"> and </text:span><text:span text:style-name="Source_20_Text"><text:span text:style-name="Emphasis">expr2</text:span></text:span> </text:p>
          </table:table-cell>
        </table:table-row>
        <table:table-row>
          <table:table-cell table:style-name="Table3.A2" office:value-type="string">
            <text:p text:style-name="Table_20_Contents"><text:span text:style-name="Source_20_Text">True</text:span> </text:p>
          </table:table-cell>
          <table:table-cell table:style-name="Table3.A2" office:value-type="string">
            <text:p text:style-name="Table_20_Contents"><text:span text:style-name="Source_20_Text">True</text:span> </text:p>
          </table:table-cell>
          <table:table-cell table:style-name="Table3.C2" office:value-type="string">
            <text:p text:style-name="Table_20_Contents"><text:span text:style-name="Source_20_Text">True</text:span> </text:p>
          </table:table-cell>
        </table:table-row>
        <table:table-row>
          <table:table-cell table:style-name="Table3.A2" office:value-type="string">
            <text:p text:style-name="Table_20_Contents"><text:span text:style-name="Source_20_Text">True</text:span> </text:p>
          </table:table-cell>
          <table:table-cell table:style-name="Table3.A2" office:value-type="string">
            <text:p text:style-name="Table_20_Contents"><text:span text:style-name="Source_20_Text">False</text:span> </text:p>
          </table:table-cell>
          <table:table-cell table:style-name="Table3.C2" office:value-type="string">
            <text:p text:style-name="Table_20_Contents"><text:span text:style-name="Source_20_Text">False</text:span> </text:p>
          </table:table-cell>
        </table:table-row>
        <table:table-row>
          <table:table-cell table:style-name="Table3.A2" office:value-type="string">
            <text:p text:style-name="Table_20_Contents"><text:span text:style-name="Source_20_Text">False</text:span> </text:p>
          </table:table-cell>
          <table:table-cell table:style-name="Table3.A2" office:value-type="string">
            <text:p text:style-name="Table_20_Contents"><text:span text:style-name="Source_20_Text">True</text:span> </text:p>
          </table:table-cell>
          <table:table-cell table:style-name="Table3.C2" office:value-type="string">
            <text:p text:style-name="Table_20_Contents"><text:span text:style-name="Source_20_Text">False</text:span> </text:p>
          </table:table-cell>
        </table:table-row>
        <table:table-row>
          <table:table-cell table:style-name="Table3.A2" office:value-type="string">
            <text:p text:style-name="Table_20_Contents"><text:span text:style-name="Source_20_Text">False</text:span> </text:p>
          </table:table-cell>
          <table:table-cell table:style-name="Table3.A2" office:value-type="string">
            <text:p text:style-name="Table_20_Contents"><text:span text:style-name="Source_20_Text">False</text:span> </text:p>
          </table:table-cell>
          <table:table-cell table:style-name="Table3.C2" office:value-type="string">
            <text:p text:style-name="Table_20_Contents"><text:span text:style-name="Source_20_Text">False</text:span> </text:p>
          </table:table-cell>
        </table:table-row>
      </table:table>
      <text:p text:style-name="Standard"/>
      <text:p text:style-name="Standard">&gt;The <text:span text:style-name="T2">or</text:span> Truth Table </text:p>
      <text:p text:style-name="Standard"><text:tab/>The or operator evaluates to <text:span text:style-name="T2">True</text:span> if and only if at least one operand is <text:span text:style-name="T2">True</text:span>. </text:p>
      <text:p text:style-name="Standard"><text:tab/>So, if the first operand is <text:span text:style-name="T2">True</text:span>, the second condition will not even be checked, <text:tab/>because it's <text:tab/>already known that the expression will evaluate to <text:span text:style-name="T2">True</text:span>. </text:p>
      <table:table table:name="Table4" table:style-name="Table4">
        <table:table-column table:style-name="Table4.A" table:number-columns-repeated="2"/>
        <table:table-column table:style-name="Table4.C"/>
        <table:table-row>
          <table:table-cell table:style-name="Table4.A1" office:value-type="string">
            <text:p text:style-name="Table_20_Contents"><text:span text:style-name="Source_20_Text"><text:span text:style-name="Emphasis">expr1</text:span></text:span> </text:p>
          </table:table-cell>
          <table:table-cell table:style-name="Table4.A1" office:value-type="string">
            <text:p text:style-name="Table_20_Contents"><text:span text:style-name="Source_20_Text"><text:span text:style-name="Emphasis">expr2</text:span></text:span> </text:p>
          </table:table-cell>
          <table:table-cell table:style-name="Table4.C1" office:value-type="string">
            <text:p text:style-name="Table_20_Contents"><text:span text:style-name="Source_20_Text"><text:span text:style-name="Emphasis">expr1</text:span></text:span><text:span text:style-name="Source_20_Text"> or </text:span><text:span text:style-name="Source_20_Text"><text:span text:style-name="Emphasis">expr2</text:span></text:span> </text:p>
          </table:table-cell>
        </table:table-row>
        <table:table-row>
          <table:table-cell table:style-name="Table4.A2" office:value-type="string">
            <text:p text:style-name="Table_20_Contents"><text:span text:style-name="Source_20_Text">True</text:span> </text:p>
          </table:table-cell>
          <table:table-cell table:style-name="Table4.A2" office:value-type="string">
            <text:p text:style-name="Table_20_Contents"><text:span text:style-name="Source_20_Text">True</text:span> </text:p>
          </table:table-cell>
          <table:table-cell table:style-name="Table4.C2" office:value-type="string">
            <text:p text:style-name="Table_20_Contents"><text:span text:style-name="Source_20_Text">True</text:span> </text:p>
          </table:table-cell>
        </table:table-row>
        <table:table-row>
          <table:table-cell table:style-name="Table4.A2" office:value-type="string">
            <text:p text:style-name="Table_20_Contents"><text:span text:style-name="Source_20_Text">True</text:span> </text:p>
          </table:table-cell>
          <table:table-cell table:style-name="Table4.A2" office:value-type="string">
            <text:p text:style-name="Table_20_Contents"><text:span text:style-name="Source_20_Text">False</text:span> </text:p>
          </table:table-cell>
          <table:table-cell table:style-name="Table4.C2" office:value-type="string">
            <text:p text:style-name="Table_20_Contents"><text:span text:style-name="Source_20_Text">True</text:span> </text:p>
          </table:table-cell>
        </table:table-row>
        <table:table-row>
          <table:table-cell table:style-name="Table4.A2" office:value-type="string">
            <text:p text:style-name="Table_20_Contents"><text:span text:style-name="Source_20_Text">False</text:span> </text:p>
          </table:table-cell>
          <table:table-cell table:style-name="Table4.A2" office:value-type="string">
            <text:p text:style-name="Table_20_Contents"><text:span text:style-name="Source_20_Text">True</text:span> </text:p>
          </table:table-cell>
          <table:table-cell table:style-name="Table4.C2" office:value-type="string">
            <text:p text:style-name="Table_20_Contents"><text:span text:style-name="Source_20_Text">True</text:span> </text:p>
          </table:table-cell>
        </table:table-row>
        <table:table-row>
          <table:table-cell table:style-name="Table4.A2" office:value-type="string">
            <text:p text:style-name="Table_20_Contents"><text:span text:style-name="Source_20_Text">False</text:span> </text:p>
          </table:table-cell>
          <table:table-cell table:style-name="Table4.A2" office:value-type="string">
            <text:p text:style-name="Table_20_Contents"><text:span text:style-name="Source_20_Text">False</text:span> </text:p>
          </table:table-cell>
          <table:table-cell table:style-name="Table4.C2" office:value-type="string">
            <text:p text:style-name="Table_20_Contents"><text:span text:style-name="Source_20_Text">False</text:span> </text:p>
          </table:table-cell>
        </table:table-row>
      </table:table>
      <text:p text:style-name="Standard"/>
      <text:p text:style-name="Standard">&gt; The <text:span text:style-name="T2">not</text:span> Truth Table </text:p>
      <text:p text:style-name="Standard"><text:tab/>The <text:span text:style-name="T2">not</text:span> operator evaluates to <text:span text:style-name="T2">True</text:span> if and only if the operand is <text:span text:style-name="T2">False</text:span>. </text:p>
      <table:table table:name="Table5" table:style-name="Table5">
        <table:table-column table:style-name="Table5.A"/>
        <table:table-column table:style-name="Table5.B"/>
        <table:table-row>
          <table:table-cell table:style-name="Table5.A1" office:value-type="string">
            <text:p text:style-name="Table_20_Contents"><text:span text:style-name="Source_20_Text"><text:span text:style-name="Emphasis">expr1</text:span></text:span> </text:p>
          </table:table-cell>
          <table:table-cell table:style-name="Table5.B1" office:value-type="string">
            <text:p text:style-name="Table_20_Contents"><text:span text:style-name="Source_20_Text">not </text:span><text:span text:style-name="Source_20_Text"><text:span text:style-name="Emphasis">expr1</text:span></text:span> </text:p>
          </table:table-cell>
        </table:table-row>
        <table:table-row>
          <table:table-cell table:style-name="Table5.A2" office:value-type="string">
            <text:p text:style-name="Table_20_Contents"><text:span text:style-name="Source_20_Text">True</text:span> </text:p>
          </table:table-cell>
          <table:table-cell table:style-name="Table5.B2" office:value-type="string">
            <text:p text:style-name="Table_20_Contents"><text:span text:style-name="Source_20_Text">False</text:span> </text:p>
          </table:table-cell>
        </table:table-row>
        <table:table-row>
          <table:table-cell table:style-name="Table5.A2" office:value-type="string">
            <text:p text:style-name="Table_20_Contents"><text:span text:style-name="Source_20_Text">False</text:span> </text:p>
          </table:table-cell>
          <table:table-cell table:style-name="Table5.B2" office:value-type="string">
            <text:p text:style-name="Table_20_Contents"><text:span text:style-name="Source_20_Text">True</text:span> </text:p>
          </table:table-cell>
        </table:table-row>
      </table:table>
      <text:p text:style-name="Text_20_body"/>
      <text:p text:style-name="Text_20_body">&gt; Double-negation can be simplified. For example, the expression <text:span text:style-name="Source_20_Text">not not (4 == 5)</text:span> can be <text:tab/>simplified to <text:span text:style-name="Source_20_Text">4 == 5</text:span>. </text:p>
      <text:p text:style-name="Standard"><text:soft-page-break/>&gt; Order of Precedence for Logical Operators </text:p>
      <text:p text:style-name="Standard"><text:tab/>The order of precedence for logical operators is: <text:span text:style-name="T2">not, and</text:span>, then <text:span text:style-name="T2">or</text:span>. We can override <text:tab/>precedence using parentheses and parentheses can also be added to make things easier to <text:tab/>read and understand. </text:p>
      <text:p text:style-name="Standard"/>
      <text:p text:style-name="Standard">For example, the <text:span text:style-name="T2">not</text:span> operator is applied before the <text:span text:style-name="T2">or</text:span> operator in the following code: </text:p>
      <text:p text:style-name="Preformatted_20_Text">&gt;&gt;&gt; grade = 80</text:p>
      <text:p text:style-name="Preformatted_20_Text">&gt;&gt;&gt; grade2 = 90</text:p>
      <text:p text:style-name="Preformatted_20_Text">&gt;&gt;&gt; <text:span text:style-name="T7">not</text:span> grade &gt;= 50<text:span text:style-name="T7"> or</text:span> grade2 &gt;= 50</text:p>
      <text:p text:style-name="P1">True</text:p>
      <text:p text:style-name="Text_20_body">Parentheses can be added to make this clearer: <text:span text:style-name="Source_20_Text">(not grade &gt;= 50) or (grade2 &gt;= 50)</text:span> </text:p>
      <text:p text:style-name="Text_20_body">Alternatively, parentheses can be added to change the order of operations: <text:span text:style-name="Source_20_Text">not ((grade &gt;= 50) or (grade2 &gt;= 50))</text:span> </text:p>
      <text:p text:style-name="Standard"/>
      <text:p text:style-name="P21">LECTURE 3: Converting between <text:span text:style-name="T2">int, str</text:span>, and <text:span text:style-name="T2">float</text:span> </text:p>
      <text:p text:style-name="Standard">&gt; <text:span text:style-name="T2">str</text:span></text:p>
      <text:p text:style-name="Standard"><text:tab/>Built-in function <text:span text:style-name="T2">str</text:span> takes any value and returns a string representation of that value – i.e., <text:tab/>it returns the information in the argument as a string. </text:p>
      <text:p text:style-name="P23">&gt;&gt;&gt; str(3)</text:p>
      <text:p text:style-name="P23">'3'</text:p>
      <text:p text:style-name="P23">&gt;&gt;&gt; str(47.6) <text:s text:c="10"/></text:p>
      <text:p text:style-name="P23">'47.6'</text:p>
      <text:p text:style-name="Standard"/>
      <text:p text:style-name="Standard">&gt; <text:span text:style-name="T2">int</text:span></text:p>
      <text:p text:style-name="Standard"><text:tab/>Built-in function <text:span text:style-name="T2">int</text:span> takes a string containing only digits (possibly with a leading minus <text:tab/>sign -) and returns the <text:span text:style-name="T2">int</text:span> that represents – it returns the information in the argument as an <text:tab/>integer. Function <text:span text:style-name="T2">int</text:span> also converts <text:span text:style-name="T2">float</text:span> values to integers by throwing away the <text:tab/>fractional part.</text:p>
      <text:p text:style-name="Standard"><text:s/></text:p>
      <text:p text:style-name="P23">&gt;&gt;&gt; int('12345')</text:p>
      <text:p text:style-name="P23">12345</text:p>
      <text:p text:style-name="P23">&gt;&gt;&gt; int('-998')</text:p>
      <text:p text:style-name="P23">-998</text:p>
      <text:p text:style-name="P23">&gt;&gt;&gt; int(-99.9)</text:p>
      <text:p text:style-name="P23">-99</text:p>
      <text:p text:style-name="Standard"/>
      <text:p text:style-name="Standard">If function <text:span text:style-name="T2">int</text:span> is called on a string that contains anything other than digits, a ValueError occurs.</text:p>
      <text:p text:style-name="P23">&gt;&gt;&gt; int('-99.9')</text:p>
      <text:p text:style-name="P23">Traceback (most recent call last):</text:p>
      <text:p text:style-name="P23"><text:s text:c="2"/>File "", line 1, in </text:p>
      <text:p text:style-name="P23">ValueError: invalid literal for int() with base 10: '-99.9'</text:p>
      <text:p text:style-name="Standard"/>
      <text:p text:style-name="Standard">&gt; <text:span text:style-name="T2">float</text:span></text:p>
      <text:p text:style-name="Standard"><text:tab/>Built-in function <text:span text:style-name="T2">f</text:span><text:span text:style-name="Source_20_Text">loat</text:span> takes a string containing only digits and zero or one decimal points <text:tab/>(possibly with a leading minus sign <text:span text:style-name="Source_20_Text">-</text:span>) and returns the <text:span text:style-name="Source_20_Text">float</text:span> that represents. Function <text:tab/><text:span text:style-name="Source_20_Text">float</text:span> also converts <text:span text:style-name="Source_20_Text">int</text:span> values to <text:span text:style-name="Source_20_Text">float</text:span>s. </text:p>
      <text:p text:style-name="Preformatted_20_Text">&gt;&gt;&gt; float('-43.2')</text:p>
      <text:p text:style-name="Preformatted_20_Text">-43.2</text:p>
      <text:p text:style-name="Preformatted_20_Text">&gt;&gt;&gt; float('432')</text:p>
      <text:p text:style-name="Preformatted_20_Text">432.0</text:p>
      <text:p text:style-name="Preformatted_20_Text">&gt;&gt;&gt; float(4)</text:p>
      <text:p text:style-name="P1"><text:soft-page-break/>4.0</text:p>
      <text:p text:style-name="Text_20_body">If function <text:span text:style-name="Source_20_Text">float</text:span> is called with a string that can't be converted, a <text:span text:style-name="Source_20_Text">ValueError</text:span> results.</text:p>
      <text:p text:style-name="Preformatted_20_Text">&gt;&gt;&gt; float('-9.9.9')</text:p>
      <text:p text:style-name="Preformatted_20_Text">Traceback (most recent call last):</text:p>
      <text:p text:style-name="Preformatted_20_Text"><text:s text:c="2"/>File "", line 1, in </text:p>
      <text:p text:style-name="P1">ValueError: could not convert string to float: '-9.9.9'</text:p>
      <text:p text:style-name="Standard">Note: </text:p>
      <text:p text:style-name="P23">str(456) → '456'</text:p>
      <text:p text:style-name="P23">int('456') → 456</text:p>
      <text:p text:style-name="P23">float('456') → 456.0</text:p>
      <text:p text:style-name="P23"/>
      <text:p text:style-name="P26">&gt; It's often necessary to convert input information into integers to use the information as operands – <text:tab/>without additional functions applied, input information is a string</text:p>
      <text:p text:style-name="Standard"/>
      <text:p text:style-name="Standard"/>
      <text:p text:style-name="P21">LECTURE 4 – Import: Using Non-Builtin Functions </text:p>
      <text:p text:style-name="Standard">&gt; Modules </text:p>
      <text:p text:style-name="Standard"><text:tab/>Python contains many functions, but not all of them are immediately available as built-in <text:tab/>functions. Instead of being available as built-ins, some functions are saved in different <text:tab/>modules. A module is a file containing function definitions and other statements. We may <text:tab/>also define our own modules with our own functions. </text:p>
      <text:p text:style-name="Standard">&gt; <text:span text:style-name="T2">import</text:span> </text:p>
      <text:p text:style-name="Standard"><text:tab/>In order to gain access to the functions in a module, we must import that module. <text:s/>The <text:tab/>general form of an import statement is: </text:p>
      <text:p text:style-name="Standard"><text:tab/><text:tab/><text:span text:style-name="T2">import module_name</text:span></text:p>
      <text:p text:style-name="Standard"><text:tab/>To access a function within a module, we use: </text:p>
      <text:p text:style-name="Standard"><text:tab/><text:tab/><text:span text:style-name="T2">module_name.function_name</text:span></text:p>
      <text:p text:style-name="Standard"><text:tab/>For example, we can import the Python module <text:span text:style-name="T2">math</text:span> and call the function <text:span text:style-name="T2">sqrt</text:span> from it: </text:p>
      <text:p text:style-name="P28"><text:span text:style-name="T2"/></text:p>
      <text:p text:style-name="P28"><text:span text:style-name="T2">import math</text:span></text:p>
      <text:p text:style-name="P28"><text:span text:style-name="T2"/></text:p>
      <text:p text:style-name="Preformatted_20_Text">def perimeter(side1, side2, side3):</text:p>
      <text:p text:style-name="Preformatted_20_Text"><text:s text:c="4"/><text:span text:style-name="T13">'''(number, number, number) -&gt; number</text:span></text:p>
      <text:p text:style-name="P9"/>
      <text:p text:style-name="P9"><text:s text:c="4"/>Return the perimeter of a triangle with sides of length</text:p>
      <text:p text:style-name="P9"><text:s text:c="4"/>side1, side2 and side3.</text:p>
      <text:p text:style-name="P9"/>
      <text:p text:style-name="P9"><text:s text:c="4"/>&gt;&gt;&gt; perimeter(3, 4, 5)</text:p>
      <text:p text:style-name="P9"><text:s text:c="4"/>12</text:p>
      <text:p text:style-name="P9"><text:s text:c="4"/>&gt;&gt;&gt; perimeter(10.5, 6, 9.3)</text:p>
      <text:p text:style-name="P9"><text:s text:c="4"/>25.8</text:p>
      <text:p text:style-name="P9"><text:s text:c="4"/>'''</text:p>
      <text:p text:style-name="Preformatted_20_Text"><text:s text:c="4"/>return side1 + side2 + side3</text:p>
      <text:p text:style-name="Preformatted_20_Text"/>
      <text:p text:style-name="Preformatted_20_Text"/>
      <text:p text:style-name="Preformatted_20_Text">def semiperimeter(side1, side2, side3):</text:p>
      <text:p text:style-name="Preformatted_20_Text"><text:s text:c="4"/><text:span text:style-name="T13">'''(number, number, number) -&gt; float</text:span></text:p>
      <text:p text:style-name="P9"/>
      <text:p text:style-name="P9"><text:s text:c="4"/>Return the perimeter of a triangle with sides of</text:p>
      <text:p text:style-name="P9"><text:s text:c="4"/>length side1, side2 and side3.</text:p>
      <text:p text:style-name="P9"/>
      <text:p text:style-name="P9"><text:s text:c="4"/>&gt;&gt;&gt; semiperimeter(3, 4, 5)</text:p>
      <text:p text:style-name="P9"><text:s text:c="4"/>6.0</text:p>
      <text:p text:style-name="P9"><text:s text:c="4"/>&gt;&gt;&gt; semiperimeter(10.5, 6, 9.3)</text:p>
      <text:p text:style-name="P9"><text:s text:c="4"/>12.9</text:p>
      <text:p text:style-name="P9"><text:soft-page-break/><text:s text:c="4"/>''' <text:s text:c="3"/></text:p>
      <text:p text:style-name="P14"><text:span text:style-name="T2"><text:s text:c="4"/></text:span><text:span text:style-name="T5">return perimeter(side1, side2, side3) / 2</text:span></text:p>
      <text:p text:style-name="P24"/>
      <text:p text:style-name="P24">def area2(side1, side2, side3):</text:p>
      <text:p text:style-name="P24"><text:tab/><text:span text:style-name="T13">'''(number, number, number) → float</text:span></text:p>
      <text:p text:style-name="P29"><text:tab/></text:p>
      <text:p text:style-name="P29"><text:tab/>Return the area of a triangle with sides of length side1, side2, and side3</text:p>
      <text:p text:style-name="P29"><text:tab/>&gt;&gt;&gt; area2(3 ,4, 5)</text:p>
      <text:p text:style-name="P29"><text:tab/>6.0</text:p>
      <text:p text:style-name="P29"><text:tab/>&gt;&gt;&gt; area2(10.5, 6, 9.3)</text:p>
      <text:p text:style-name="P29"><text:tab/>27.731</text:p>
      <text:p text:style-name="P29"><text:tab/>'''</text:p>
      <text:p text:style-name="P24"><text:tab/>semi = semiperimeter(side1, side2, side3)</text:p>
      <text:p text:style-name="P24"><text:tab/>area = <text:span text:style-name="T7">math.sqrt</text:span>(semi * (semi - side1) * (semi - side2) * (semi - side3))</text:p>
      <text:p text:style-name="P24"><text:tab/>return area</text:p>
      <text:p text:style-name="P28"/>
      <text:p text:style-name="Standard">In addition to importing Python's modules, we can also import the modules that we write. For example, to use the functions from <text:span text:style-name="T2">triangle.py </text:span>(from the video) in another module, we would import <text:span text:style-name="T2">triangle</text:span>. <text:span text:style-name="T7">A module being imported should be in the same directory as the module importing it. </text:span></text:p>
      <text:p text:style-name="Standard"><text:tab/>&gt;&gt; note above that the import call does not include the .py file extension</text:p>
      <text:p text:style-name="Standard"/>
      <text:p text:style-name="Standard">To get the list of the functions in a module, </text:p>
      <text:p text:style-name="Standard"><text:tab/><text:span text:style-name="T4">import math</text:span></text:p>
      <text:p text:style-name="P25"><text:tab/>dir(math) </text:p>
      <text:p text:style-name="P25"><text:tab/></text:p>
      <text:p text:style-name="P25"><text:tab/>help(math.sqrt) # to get more information about the sqrt function</text:p>
      <text:p text:style-name="Standard"/>
      <text:p text:style-name="Standard"/>
      <text:p text:style-name="P21">LECTURE 5: The<text:span text:style-name="T2"> if</text:span> statement </text:p>
      <text:p text:style-name="Text_20_body">All the functions studied thus far execute the same set of instructions every time they run. However, if statements can be used to control which instructions are executed. Here is the general form: </text:p>
      <text:p text:style-name="Preformatted_20_Text">if expression1: <text:s text:c="3"/></text:p>
      <text:p text:style-name="Preformatted_20_Text"><text:s text:c="4"/>body1</text:p>
      <text:p text:style-name="Preformatted_20_Text">[elif expression2: <text:s text:c="5"/>0 or more clauses</text:p>
      <text:p text:style-name="Preformatted_20_Text"><text:s text:c="4"/>body2]</text:p>
      <text:p text:style-name="Preformatted_20_Text">[else: <text:s text:c="17"/>0 or 1 clause</text:p>
      <text:p text:style-name="P1"><text:s text:c="4"/>bodyN]</text:p>
      <text:p text:style-name="Text_20_body"><text:span text:style-name="Source_20_Text">elif</text:span> stands for "else if", so this forms a chain of conditions. </text:p>
      <text:p text:style-name="Text_20_body">To execute an <text:span text:style-name="Source_20_Text">if</text:span> statement, evaluate each expression in order from top to bottom. If an expression evaluates to <text:span text:style-name="Source_20_Text">True</text:span>, execute the body of that clause and then skip the rest of the <text:span text:style-name="Source_20_Text">if</text:span> statement. If there is an <text:span text:style-name="Source_20_Text">else</text:span>, and none of the expressions evaluate to <text:span text:style-name="Source_20_Text">True</text:span>, then execute the body of the <text:span text:style-name="Source_20_Text">else</text:span>. </text:p>
      <text:p text:style-name="Text_20_body">For example, given this function:</text:p>
      <text:p text:style-name="Preformatted_20_Text">def report_status(<text:span text:style-name="T7">scheduled_time, estimated_time</text:span>):</text:p>
      <text:p text:style-name="P9">'''(number, number) -&gt; str</text:p>
      <text:p text:style-name="P9"/>
      <text:p text:style-name="P9">Return the flight status for a flight that was to arrive at scheduled_time but is now arriving at estimated_time</text:p>
      <text:p text:style-name="P9"/>
      <text:p text:style-name="P9">Precondition: 0.0 &lt;= scheduled_time &lt;= 24 and 0.0 &lt;= estimated_time &lt;= 24<office:annotation><dc:creator>Unknown Author</dc:creator><dc:date>2012-10-12T16:06:56.12</dc:date><text:p text:style-name="P30"><text:span text:style-name="T16">Preconditions do not need to include information specified in the type contract – e.g., it's true that the arguments must be numbers, but that's already specified in the type contract, so there's no need to state it as a precondition</text:span></text:p></office:annotation></text:p>
      <text:p text:style-name="P9"/>
      <text:p text:style-name="P9">&gt;&gt;&gt; report_status(14.3, 14.3)</text:p>
      <text:p text:style-name="P9">'on time'</text:p>
      <text:p text:style-name="P9"><text:soft-page-break/>&gt;&gt;&gt; report_status(12.5, 11.5)</text:p>
      <text:p text:style-name="P9">'early'</text:p>
      <text:p text:style-name="P9">&gt;&gt;&gt; report_status(9, 9.5)</text:p>
      <text:p text:style-name="P9">'delayed' '''</text:p>
      <text:p text:style-name="Preformatted_20_Text"><text:s text:c="4"/>if scheduled_time == estimated_time:</text:p>
      <text:p text:style-name="Preformatted_20_Text"><text:s text:c="8"/>return 'on time'</text:p>
      <text:p text:style-name="Preformatted_20_Text"><text:s text:c="4"/>elif scheduled_time &gt; estimated_time: <text:s/></text:p>
      <text:p text:style-name="Preformatted_20_Text"><text:s text:c="8"/>return 'early'</text:p>
      <text:p text:style-name="Preformatted_20_Text"><text:s text:c="4"/>else:</text:p>
      <text:p text:style-name="P1"><text:s text:c="8"/>return 'delayed'<office:annotation><dc:creator>Unknown Author</dc:creator><dc:date>2012-10-12T16:12:34.58</dc:date><text:p text:style-name="P30"><text:span text:style-name="T16">Note that scheduled_time&lt; estimated_time is not stated explicitly here. It's the only other possible option, so if neither of the other two conditions apply, this one MUST apply.</text:span></text:p></office:annotation></text:p>
      <text:p text:style-name="Text_20_body">In the shell:</text:p>
      <text:p text:style-name="Preformatted_20_Text">&gt;&gt;&gt; report_status(14.3, 14.3)</text:p>
      <text:p text:style-name="Preformatted_20_Text">'on time'</text:p>
      <text:p text:style-name="Preformatted_20_Text">&gt;&gt;&gt; report_status(12.5, 11.5)</text:p>
      <text:p text:style-name="Preformatted_20_Text">'early'</text:p>
      <text:p text:style-name="Preformatted_20_Text">&gt;&gt;&gt; report_status(9.0, 9.5)</text:p>
      <text:p text:style-name="P1">'delayed'</text:p>
      <text:h text:style-name="Heading_20_3" text:outline-level="3">A note on <text:span text:style-name="Source_20_Text">None</text:span> </text:h>
      <text:p text:style-name="Text_20_body"><text:span text:style-name="T7">When execution of a function body ends without having executed a </text:span><text:span text:style-name="Source_20_Text"><text:span text:style-name="T7">return</text:span></text:span><text:span text:style-name="T7"> statement, the function returns value </text:span><text:span text:style-name="Source_20_Text"><text:span text:style-name="T7">None</text:span></text:span><text:span text:style-name="T7">.</text:span> The type of <text:span text:style-name="Source_20_Text">None</text:span> is <text:span text:style-name="Source_20_Text">NoneType</text:span>. </text:p>
      <text:p text:style-name="Text_20_body">For example, consider this function:</text:p>
      <text:p text:style-name="Preformatted_20_Text">def report_status(scheduled_time, estimated_time):</text:p>
      <text:p text:style-name="Preformatted_20_Text"><text:s text:c="4"/>''' (number, number) -&gt; str</text:p>
      <text:p text:style-name="Preformatted_20_Text"/>
      <text:p text:style-name="Preformatted_20_Text"><text:s text:c="4"/>Return the flight status (on time, early, delayed) for a flight that was</text:p>
      <text:p text:style-name="Preformatted_20_Text"><text:s text:c="4"/>scheduled to arrive at scheduled_timed, but is now estimated to arrive</text:p>
      <text:p text:style-name="Preformatted_20_Text"><text:s text:c="4"/>at estimated_time.</text:p>
      <text:p text:style-name="Preformatted_20_Text"/>
      <text:p text:style-name="Preformatted_20_Text"><text:s text:c="4"/>Pre-condition: 0.0 &lt;= scheduled_time &lt; 24.0 and 0.0 &lt;= estimated_time &lt; 24.0</text:p>
      <text:p text:style-name="Preformatted_20_Text"/>
      <text:p text:style-name="Preformatted_20_Text"><text:s text:c="4"/>&gt;&gt;&gt; report_status(14.3, 14.3)</text:p>
      <text:p text:style-name="Preformatted_20_Text"><text:s text:c="4"/>'on_time'</text:p>
      <text:p text:style-name="Preformatted_20_Text"><text:s text:c="4"/>&gt;&gt;&gt; report_status(12.5, 11.5)</text:p>
      <text:p text:style-name="Preformatted_20_Text"><text:s text:c="4"/>'early'</text:p>
      <text:p text:style-name="Preformatted_20_Text"><text:s text:c="4"/>&gt;&gt;&gt; report_status(9.0, 9.5)</text:p>
      <text:p text:style-name="Preformatted_20_Text"><text:s text:c="4"/>'delayed'</text:p>
      <text:p text:style-name="Preformatted_20_Text"><text:s text:c="4"/>'''</text:p>
      <text:p text:style-name="Preformatted_20_Text"/>
      <text:p text:style-name="Preformatted_20_Text"><text:s text:c="4"/>if scheduled_time == estimated_time:</text:p>
      <text:p text:style-name="P1"><text:s text:c="8"/>return 'on time'</text:p>
      <text:p text:style-name="Text_20_body"><text:line-break/>In the shell:</text:p>
      <text:p text:style-name="Preformatted_20_Text"><text:s text:c="4"/>&gt;&gt;&gt; report_status(14,3, 14.3)</text:p>
      <text:p text:style-name="Preformatted_20_Text"><text:s text:c="4"/>'on time'</text:p>
      <text:p text:style-name="Preformatted_20_Text"><text:s text:c="4"/>&gt;&gt;&gt; report_status(12.5, 11.5)</text:p>
      <text:p text:style-name="Preformatted_20_Text"><text:s text:c="4"/>&gt;&gt;&gt; print(report_status(12.5, 11.5))</text:p>
      <text:p text:style-name="P1"><text:s text:c="4"/>None</text:p>
      <text:p text:style-name="Text_20_body">Because the type of <text:span text:style-name="Source_20_Text">None</text:span> is <text:span text:style-name="Source_20_Text">NoneType</text:span>, not <text:span text:style-name="Source_20_Text">str</text:span>, this breaks the Type Contract. To fix this, we would need to complete the rest of the function. </text:p>
      <text:p text:style-name="Text_20_body"/>
      <text:p text:style-name="P21"/>
      <text:p text:style-name="P21"><text:soft-page-break/>LECTURE 6: No if Required </text:p>
      <text:p text:style-name="Standard"/>
      <text:p text:style-name="Standard">It is common for new programmers to write code like the following: </text:p>
      <text:p text:style-name="Standard"/>
      <text:p text:style-name="P23">def is_even(num):</text:p>
      <text:p text:style-name="P23"><text:s text:c="4"/>''' (int) -&gt; bool</text:p>
      <text:p text:style-name="P23"><text:s text:c="4"/>Return whether num is even.</text:p>
      <text:p text:style-name="P23"><text:s text:c="4"/>'''</text:p>
      <text:p text:style-name="P23"/>
      <text:p text:style-name="P23"><text:s text:c="4"/>if num % 2 == 0:</text:p>
      <text:p text:style-name="P23"><text:s text:c="8"/>return True</text:p>
      <text:p text:style-name="P23"><text:s text:c="4"/>else:</text:p>
      <text:p text:style-name="P23"><text:s text:c="8"/>return False</text:p>
      <text:p text:style-name="Standard"/>
      <text:p text:style-name="Standard">This works, but is stylistically questionable. It's also more typing and reading than is necessary! </text:p>
      <text:p text:style-name="Standard"><text:span text:style-name="T2">num % 2 == 0</text:span> already evaluates to <text:span text:style-name="T2">True</text:span> or to <text:span text:style-name="T2">False</text:span>, so that expression can be used with the return statement: </text:p>
      <text:p text:style-name="Standard"/>
      <text:p text:style-name="P23">def is_even(num):</text:p>
      <text:p text:style-name="P23"><text:s text:c="4"/>''' (int) -&gt; bool</text:p>
      <text:p text:style-name="P23"><text:s text:c="4"/>Return whether num is even.</text:p>
      <text:p text:style-name="P23"><text:s text:c="4"/>'''</text:p>
      <text:p text:style-name="P23"/>
      <text:p text:style-name="P23"><text:s text:c="4"/>return num % 2 == 0</text:p>
      <text:p text:style-name="Standard"/>
      <text:p text:style-name="P21">LECTURE 7: Structuring if Statements</text:p>
      <text:p text:style-name="Standard"/>
      <text:p text:style-name="P19">&gt;<text:span text:style-name="T2"> if-elif</text:span> vs. <text:span text:style-name="T2">if-if</text:span></text:p>
      <text:p text:style-name="Standard">&gt;&gt;An if statement with an <text:span text:style-name="T2">elif</text:span> clause is a single statement. The expressions are evaluated from <text:tab/>top to bottom until one evaluates to <text:span text:style-name="T2">True</text:span> or until there are no expressions left to evaluate. <text:tab/>When an expression evaluates to <text:span text:style-name="T2">True</text:span>, the body associated with it is executed and then the <text:tab/>if statement exits. Any subsequent expressions are ignored. For example: </text:p>
      <text:p text:style-name="Standard"/>
      <text:p text:style-name="P28"><text:span text:style-name="T2"><text:tab/><text:tab/>grade1 = 70</text:span></text:p>
      <text:p text:style-name="P24"><text:s text:c="4"/><text:tab/><text:tab/>grade2 = 80</text:p>
      <text:p text:style-name="P24"/>
      <text:p text:style-name="P24"><text:s text:c="4"/><text:tab/><text:tab/>if grade1 &gt;= 50:<office:annotation><dc:creator>Unknown Author</dc:creator><dc:date>2012-10-12T17:36:54.39</dc:date><text:p text:style-name="P30"><text:span text:style-name="T16">At most, one of the two print statements will get executed in this case</text:span></text:p></office:annotation></text:p>
      <text:p text:style-name="P24"><text:s text:c="8"/><text:tab/><text:tab/>print('You passed a course with grade: ', grade1)</text:p>
      <text:p text:style-name="P24"><text:s text:c="4"/><text:tab/><text:tab/>elif grade2 &gt;= 50:</text:p>
      <text:p text:style-name="P24"><text:s text:c="8"/><text:tab/><text:tab/>print('You passed a course with grade: ', grade2)</text:p>
      <text:p text:style-name="P24"/>
      <text:p text:style-name="Standard"><text:s/>&gt;&gt;The if statement condition (<text:span text:style-name="T2">grade1 &gt;= 50</text:span>) evaluates to <text:span text:style-name="T2">True</text:span>, so the body associated with <text:tab/>the <text:span text:style-name="T2">if</text:span> is executed and then the if exits. The <text:span text:style-name="T2">elif</text:span> condition is not even evaluated in this <text:tab/>case. </text:p>
      <text:p text:style-name="Standard">&gt;&gt;It is possible for if statements to appear one after another in a program. Although they are be <text:tab/><text:tab/>adjacent to each other, they are completely independent of each other and it is possible for <text:tab/>the body of each if to be executed. For example: </text:p>
      <text:p text:style-name="Standard"><text:s text:c="3"/><text:span text:style-name="T6"><text:s/><text:tab/>grade1 = 70</text:span></text:p>
      <text:p text:style-name="P24"><text:s text:c="4"/><text:tab/>grade2 = 80</text:p>
      <text:p text:style-name="P24"/>
      <text:p text:style-name="P24"><text:s text:c="4"/><text:tab/>if grade1 &gt;= 50:<office:annotation><dc:creator>Unknown Author</dc:creator><dc:date>2012-10-12T17:39:14.97</dc:date><text:p text:style-name="P30"><text:span text:style-name="T16">In this case, both print statements will get executed – the two consecutive if statements behave differently than an if statement followed by an elif statement</text:span></text:p></office:annotation></text:p>
      <text:p text:style-name="P24"><text:s text:c="8"/>print('You passed a course with grade: ', grade1)</text:p>
      <text:p text:style-name="P24"><text:s text:c="4"/><text:tab/>if grade2 &gt;= 50:</text:p>
      <text:p text:style-name="P24"><text:s text:c="8"/>print('You passed a course with grade: ', grade2)</text:p>
      <text:p text:style-name="Standard"><text:soft-page-break/>&gt;&gt; In the program above, the condition associated with the first <text:span text:style-name="Source_20_Text">if</text:span> statement (<text:span text:style-name="Source_20_Text">grade1 &gt;= 50</text:span>) <text:tab/>evaluates to <text:span text:style-name="Source_20_Text">True</text:span>, so the body associated with it is executed. The condition associated with <text:tab/>the second <text:span text:style-name="Source_20_Text">if</text:span> statement (<text:span text:style-name="Source_20_Text">grade2 &gt;= 50</text:span>) also evaluates to <text:span text:style-name="Source_20_Text">True</text:span>, so the body associated <text:tab/>with it is also executed.</text:p>
      <text:p text:style-name="Standard"><text:s/></text:p>
      <text:p text:style-name="P19">&gt; Nested ifs</text:p>
      <text:p text:style-name="Standard">&gt;&gt; It is possible to place an if statement within the body of another if statement. For example: </text:p>
      <text:p text:style-name="Standard"><text:s text:c="4"/><text:tab/><text:span text:style-name="T6">if precipitation:</text:span></text:p>
      <text:p text:style-name="P24"><text:s text:c="8"/><text:tab/><text:tab/>if temperature &gt; 0:</text:p>
      <text:p text:style-name="P24"><text:s text:c="11"/><text:tab/><text:tab/><text:tab/> print('Bring your umbrella!')</text:p>
      <text:p text:style-name="P24"><text:s text:c="8"/><text:tab/><text:tab/>else:<office:annotation><dc:creator>Unknown Author</dc:creator><dc:date>2012-10-12T17:45:20.55</dc:date><text:p text:style-name="P30"><text:span text:style-name="T16">Note that in both this code and the code below, there's no need to restate the opposite of the temperature condition in the if statement.</text:span></text:p></office:annotation></text:p>
      <text:p text:style-name="P24"><text:s text:c="12"/><text:tab/><text:tab/>print('Wear your snow boots and winter coat!) <text:s text:c="2"/></text:p>
      <text:p text:style-name="Standard"><text:s text:c="4"/></text:p>
      <text:p text:style-name="Standard">&gt;&gt; The statement above can be simplified by removing some of the nesting. The message 'Bring <text:tab/>your umbrella!' is printed only when both of the if statement conditions are <text:span text:style-name="T2">True</text:span>. The <text:tab/>message 'Wear your snow boots and winter coat!' is printed only when the outer if condition <text:tab/>is <text:span text:style-name="T2">True</text:span>, but the inner if condition is <text:span text:style-name="T2">False</text:span>. The following is equivalent to the code above:</text:p>
      <text:p text:style-name="Standard"><text:tab/><text:tab/><text:span text:style-name="T6">if precipitation and temperature &gt; 0:</text:span></text:p>
      <text:p text:style-name="P24"><text:s text:c="3"/><text:tab/><text:tab/><text:tab/> print('Bring your umbrella')</text:p>
      <text:p text:style-name="P24"><text:tab/><text:tab/>elif precipitation:</text:p>
      <text:p text:style-name="P24"><text:s text:c="3"/><text:tab/><text:tab/><text:tab/> print('Wear your snow boots and winter coat!')</text:p>
      <text:p text:style-name="P24"/>
      <text:p text:style-name="P27"/>
      <text:h text:style-name="Heading_20_2" text:outline-level="2"><text:span text:style-name="T9">Week 3 Exercise</text:span></text:h>
      <text:p text:style-name="P5">1. Variable <text:span text:style-name="Source_20_Text">courses</text:span> refers to the value <text:span text:style-name="Source_20_Text">3</text:span>. Select the expression(s) that evaluate to <text:span text:style-name="Source_20_Text">True</text:span>.</text:p>
      <text:p text:style-name="P5"><text:bookmark text:name="gensym_50784a19dc7ad"/><draw:control text:anchor-type="as-char" draw:z-index="8" draw:style-name="gr1" draw:text-style-name="P31" svg:width="0.345cm" svg:height="0.345cm" draw:control="control1"/><text:span text:style-name="Source_20_Text">courses != 3</text:span> </text:p>
      <text:p text:style-name="P5"><text:bookmark text:name="gensym_50784a19dbc5a"/><draw:control text:anchor-type="as-char" draw:z-index="9" draw:style-name="gr1" draw:text-style-name="P31" svg:width="0.345cm" svg:height="0.345cm" draw:control="control2"/><text:span text:style-name="Source_20_Text"><text:span text:style-name="T7">3 &gt;= courses</text:span></text:span><text:span text:style-name="T7"> </text:span></text:p>
      <text:p text:style-name="P5"><text:bookmark text:name="gensym_50784a19dcd0f"/><draw:control text:anchor-type="as-char" draw:z-index="10" draw:style-name="gr1" draw:text-style-name="P31" svg:width="0.345cm" svg:height="0.345cm" draw:control="control3"/><text:span text:style-name="Source_20_Text"><text:span text:style-name="T7">courses == 3.0</text:span></text:span><text:span text:style-name="T7"> </text:span></text:p>
      <text:p text:style-name="Text_20_body"><text:bookmark text:name="gensym_50784a19dc234"/><draw:control text:anchor-type="as-char" draw:z-index="11" draw:style-name="gr1" draw:text-style-name="P31" svg:width="0.345cm" svg:height="0.345cm" draw:control="control4"/><text:span text:style-name="Source_20_Text">3 = courses</text:span> </text:p>
      <text:p text:style-name="P5">2. Variable <text:span text:style-name="Source_20_Text">cents</text:span> refers to the value <text:span text:style-name="Source_20_Text">34</text:span>. Select the expression(s) that evaluate to <text:span text:style-name="Source_20_Text">True</text:span>.</text:p>
      <text:p text:style-name="P5"><text:bookmark text:name="gensym_50784a19df409"/><draw:control text:anchor-type="as-char" draw:z-index="12" draw:style-name="gr1" draw:text-style-name="P31" svg:width="0.345cm" svg:height="0.345cm" draw:control="control5"/><text:span text:style-name="Source_20_Text">cents &lt; 10 or cents &gt; 100</text:span> </text:p>
      <text:p text:style-name="P5"><text:bookmark text:name="gensym_50784a19dff51"/><draw:control text:anchor-type="as-char" draw:z-index="13" draw:style-name="gr1" draw:text-style-name="P31" svg:width="0.345cm" svg:height="0.345cm" draw:control="control6"/><text:span text:style-name="Source_20_Text"><text:span text:style-name="T7">not not cents &gt;= 33</text:span></text:span><text:span text:style-name="T7"> </text:span></text:p>
      <text:p text:style-name="P5"><text:bookmark text:name="gensym_50784a19df9cf"/><draw:control text:anchor-type="as-char" draw:z-index="14" draw:style-name="gr1" draw:text-style-name="P31" svg:width="0.345cm" svg:height="0.345cm" draw:control="control7"/><text:span text:style-name="Source_20_Text"><text:span text:style-name="T7">cents &lt; 8 or cents &gt; 3</text:span></text:span><text:span text:style-name="T7"> </text:span></text:p>
      <text:p text:style-name="Text_20_body"><text:bookmark text:name="gensym_50784a19e04d4"/><draw:control text:anchor-type="as-char" draw:z-index="15" draw:style-name="gr1" draw:text-style-name="P31" svg:width="0.345cm" svg:height="0.345cm" draw:control="control8"/><text:span text:style-name="Source_20_Text">not cents * 2 &gt; 34</text:span> </text:p>
      <text:p text:style-name="Text_20_body">3. Variable <text:span text:style-name="Source_20_Text">dollars</text:span> refers to the value <text:span text:style-name="Source_20_Text">18</text:span> and variable <text:span text:style-name="Source_20_Text">cents</text:span> refers to the value <text:span text:style-name="Source_20_Text">53</text:span>. Select the expression(s) that evaluate to <text:span text:style-name="Source_20_Text">True</text:span>.</text:p>
      <text:p text:style-name="P5"><text:bookmark text:name="gensym_50784a19e396e"/><draw:control text:anchor-type="as-char" draw:z-index="16" draw:style-name="gr1" draw:text-style-name="P31" svg:width="0.345cm" svg:height="0.345cm" draw:control="control9"/><text:span text:style-name="Source_20_Text">not (dollars &lt; cents and dollars &gt; 0)</text:span> </text:p>
      <text:p text:style-name="P5"><text:bookmark text:name="gensym_50784a19e3eee"/><draw:control text:anchor-type="as-char" draw:z-index="17" draw:style-name="gr1" draw:text-style-name="P31" svg:width="0.345cm" svg:height="0.345cm" draw:control="control10"/><text:span text:style-name="Source_20_Text">not dollars == 18 or not cents == 53</text:span> </text:p>
      <text:p text:style-name="P5"><text:bookmark text:name="gensym_50784a19e33fa"/><draw:control text:anchor-type="as-char" draw:z-index="18" draw:style-name="gr1" draw:text-style-name="P31" svg:width="0.345cm" svg:height="0.345cm" draw:control="control11"/><text:span text:style-name="Source_20_Text"><text:span text:style-name="T7">(not dollars == 18) or cents == 53</text:span></text:span><text:span text:style-name="T7"> </text:span></text:p>
      <text:p text:style-name="Text_20_body"><text:bookmark text:name="gensym_50784a19e2e12"/><draw:control text:anchor-type="as-char" draw:z-index="19" draw:style-name="gr1" draw:text-style-name="P31" svg:width="0.345cm" svg:height="0.345cm" draw:control="control12"/><text:span text:style-name="Source_20_Text"><text:span text:style-name="T7">not dollars &lt; 10 and cents &gt; 15</text:span></text:span> </text:p>
      <text:p text:style-name="Text_20_body">4. The following is a valid Python expression, where <text:span text:style-name="Source_20_Text">x</text:span> is a variable that refers to an <text:span text:style-name="Source_20_Text">int</text:span> value: </text:p>
      <text:p text:style-name="P1">3 &lt;= x &lt; 10</text:p>
      <text:p text:style-name="P5">Select the expression that is equivalent to the one above. Remember that you can try this out in the Python shell.</text:p>
      <text:p text:style-name="P5"><text:bookmark text:name="gensym_50784a19e787c"/><draw:control text:anchor-type="as-char" draw:z-index="20" draw:style-name="gr1" draw:text-style-name="P31" svg:width="0.345cm" svg:height="0.345cm" draw:control="control13"/><text:span text:style-name="Source_20_Text"><text:span text:style-name="T7">3 &lt;= x and x &lt; 10</text:span></text:span><text:span text:style-name="T7"> </text:span></text:p>
      <text:p text:style-name="P5"><text:bookmark text:name="gensym_50784a19e6d98"/><draw:control text:anchor-type="as-char" draw:z-index="21" draw:style-name="gr1" draw:text-style-name="P31" svg:width="0.345cm" svg:height="0.345cm" draw:control="control14"/><text:span text:style-name="Source_20_Text">x &gt;= 3 and x &gt; 10</text:span> </text:p>
      <text:p text:style-name="P5"><text:bookmark text:name="gensym_50784a19e67bb"/><draw:control text:anchor-type="as-char" draw:z-index="22" draw:style-name="gr1" draw:text-style-name="P31" svg:width="0.345cm" svg:height="0.345cm" draw:control="control15"/><text:span text:style-name="Source_20_Text">3 &lt;= x or x &lt; 10</text:span> </text:p>
      <text:p text:style-name="Text_20_body"><text:bookmark text:name="gensym_50784a19e7316"/><text:soft-page-break/><draw:control text:anchor-type="as-char" draw:z-index="23" draw:style-name="gr1" draw:text-style-name="P31" svg:width="0.345cm" svg:height="0.345cm" draw:control="control16"/><text:span text:style-name="Source_20_Text">not (3 &lt;= x and x &lt; 10)</text:span> </text:p>
      <text:p text:style-name="Text_20_body">5. What does the expression <text:span text:style-name="Source_20_Text">int(72.5)</text:span> evaluate to?</text:p>
      <text:p text:style-name="P5"><text:bookmark text:name="gensym_50784a19ea207"/><draw:control text:anchor-type="as-char" draw:z-index="24" draw:style-name="gr1" draw:text-style-name="P31" svg:width="0.345cm" svg:height="0.345cm" draw:control="control17"/><text:span text:style-name="Source_20_Text">'72'</text:span> </text:p>
      <text:p text:style-name="P5"><text:bookmark text:name="gensym_50784a19ea7fb"/><draw:control text:anchor-type="as-char" draw:z-index="25" draw:style-name="gr1" draw:text-style-name="P31" svg:width="0.345cm" svg:height="0.345cm" draw:control="control18"/><text:span text:style-name="Source_20_Text">73</text:span> </text:p>
      <text:p text:style-name="P5"><text:bookmark text:name="gensym_50784a19eb2ef"/><draw:control text:anchor-type="as-char" draw:z-index="26" draw:style-name="gr1" draw:text-style-name="P31" svg:width="0.345cm" svg:height="0.345cm" draw:control="control19"/><text:span text:style-name="Source_20_Text"><text:span text:style-name="T7">72</text:span></text:span> </text:p>
      <text:p text:style-name="Text_20_body"><text:bookmark text:name="gensym_50784a19ead74"/><draw:control text:anchor-type="as-char" draw:z-index="27" draw:style-name="gr1" draw:text-style-name="P31" svg:width="0.345cm" svg:height="0.345cm" draw:control="control20"/><text:span text:style-name="Source_20_Text">72.0</text:span> </text:p>
      <text:p text:style-name="Preformatted_20_Text">6. if eggs % 12 == 0:</text:p>
      <text:p text:style-name="Preformatted_20_Text"><text:s text:c="4"/>return False</text:p>
      <text:p text:style-name="Preformatted_20_Text">else:</text:p>
      <text:p text:style-name="P1"><text:s text:c="4"/>return True</text:p>
      <text:p text:style-name="P5">Select the statement(s) that are equivalent to the code fragment above.</text:p>
      <text:p text:style-name="P5"><text:bookmark text:name="gensym_50784a19eda15"/><draw:control text:anchor-type="as-char" draw:z-index="28" draw:style-name="gr1" draw:text-style-name="P31" svg:width="0.345cm" svg:height="0.345cm" draw:control="control21"/><text:span text:style-name="Source_20_Text"><text:span text:style-name="T14">return eggs % 12 == 0</text:span></text:span><text:span text:style-name="T14"> </text:span></text:p>
      <text:p text:style-name="P5"><text:bookmark text:name="gensym_50784a19ee000"/><draw:control text:anchor-type="as-char" draw:z-index="29" draw:style-name="gr1" draw:text-style-name="P31" svg:width="0.345cm" svg:height="0.345cm" draw:control="control22"/><text:span text:style-name="Source_20_Text"><text:span text:style-name="T7">return not eggs % 12 == 0</text:span></text:span><text:span text:style-name="T7"> </text:span></text:p>
      <text:p text:style-name="P5"><text:bookmark text:name="gensym_50784a19ee576"/><draw:control text:anchor-type="as-char" draw:z-index="30" draw:style-name="gr1" draw:text-style-name="P31" svg:width="0.345cm" svg:height="0.345cm" draw:control="control23"/><text:span text:style-name="Source_20_Text"><text:span text:style-name="T7">return eggs % 12 != 0</text:span></text:span><text:span text:style-name="T7"> </text:span></text:p>
      <text:p text:style-name="Text_20_body"><text:bookmark text:name="gensym_50784a19eeb05"/><draw:control text:anchor-type="as-char" draw:z-index="31" draw:style-name="gr1" draw:text-style-name="P31" svg:width="0.345cm" svg:height="0.345cm" draw:control="control24"/><text:span text:style-name="Source_20_Text">return not (eggs % 12 != 0)</text:span> </text:p>
      <text:p text:style-name="Text_20_body">7. Consider this code: </text:p>
      <text:p text:style-name="Preformatted_20_Text">age1 = input("How old are you? ")</text:p>
      <text:p text:style-name="P1">age2 = input("How old is your best friend? ")</text:p>
      <text:p text:style-name="P5">The user enters the ages in years as whole numbers (e.g., 2). Select the code fragment(s) that print the sum of the ages. </text:p>
      <text:p text:style-name="Text_20_body"><text:bookmark text:name="gensym_50784a19f24ef"/><draw:control text:anchor-type="as-char" draw:z-index="32" draw:style-name="gr1" draw:text-style-name="P31" svg:width="0.345cm" svg:height="0.345cm" draw:control="control25"/>print(age1 + age2)</text:p>
      <text:p text:style-name="Text_20_body"><text:bookmark text:name="gensym_50784a19f1e1f"/><draw:control text:anchor-type="as-char" draw:z-index="33" draw:style-name="gr1" draw:text-style-name="P31" svg:width="0.345cm" svg:height="0.345cm" draw:control="control26"/><text:span text:style-name="T14">print(int(age1 + age2))</text:span></text:p>
      <text:p text:style-name="Text_20_body"><text:bookmark text:name="gensym_50784a19f18a3"/><draw:control text:anchor-type="as-char" draw:z-index="34" draw:style-name="gr1" draw:text-style-name="P31" svg:width="0.345cm" svg:height="0.345cm" draw:control="control27"/><text:span text:style-name="T7">x = int(age1)</text:span></text:p>
      <text:p text:style-name="P11">y = int(age2)</text:p>
      <text:p text:style-name="P16">print(str(x + y))</text:p>
      <text:p text:style-name="Text_20_body"><text:bookmark text:name="gensym_50784a19f12e8"/><draw:control text:anchor-type="as-char" draw:z-index="35" draw:style-name="gr1" draw:text-style-name="P31" svg:width="0.345cm" svg:height="0.345cm" draw:control="control28"/><text:span text:style-name="T7">print(int(age1) + int(age2))</text:span></text:p>
      <text:p text:style-name="Standard">8. The <text:span text:style-name="T2">math</text:span> module has a function that finds the ceiling of a number (the smallest integral value greater or equal to the number). Assuming that the <text:span text:style-name="T2">math</text:span> module has already been imported, write an expression that calls the ceiling function from <text:span text:style-name="T2">math</text:span> to find the ceiling of 84.2.</text:p>
      <text:p text:style-name="Standard"/>
      <text:p text:style-name="P3"><text:span text:style-name="Emphasis">Hint:</text:span> In IDLE, <text:span text:style-name="Source_20_Text">import math</text:span> and then use <text:span text:style-name="Source_20_Text">dir</text:span> and <text:span text:style-name="Source_20_Text">help</text:span> to determine the name of the function that you need to use from <text:span text:style-name="Source_20_Text">math</text:span>.</text:p>
      <text:p text:style-name="P4"><text:span text:style-name="T7">math.ceil(84.2) → 85</text:span></text:p>
      <text:p text:style-name="P6">9. A program in <text:span text:style-name="Source_20_Text">book.py</text:span> uses functions defined in <text:span text:style-name="Source_20_Text">chapter.py</text:span>. In order to call functions from the <text:span text:style-name="Source_20_Text">chapter</text:span> module, what statement must appear in the <text:span text:style-name="Source_20_Text">book</text:span> module?</text:p>
      <text:p text:style-name="P8"/>
      <text:p text:style-name="P7">import chapter</text:p>
      <text:p text:style-name="P5"/>
      <text:p text:style-name="Text_20_body">10. What is displayed when the following code is executed? </text:p>
      <text:p text:style-name="Preformatted_20_Text">def fruit_color(fruit):</text:p>
      <text:p text:style-name="Preformatted_20_Text"><text:s text:c="4"/>if fruit == 'apple':</text:p>
      <text:p text:style-name="Preformatted_20_Text"><text:s text:c="8"/>return 'red'</text:p>
      <text:p text:style-name="Preformatted_20_Text"><text:s text:c="4"/>elif fruit == 'banana':</text:p>
      <text:p text:style-name="Preformatted_20_Text"><text:s text:c="8"/>return 'yellow'</text:p>
      <text:p text:style-name="Preformatted_20_Text"><text:s text:c="4"/>elif fruit == 'pear':</text:p>
      <text:p text:style-name="Preformatted_20_Text"><text:soft-page-break/><text:s text:c="8"/>return 'green'</text:p>
      <text:p text:style-name="Preformatted_20_Text"/>
      <text:p text:style-name="P1">print(fruit_color('apple'))</text:p>
      <text:p text:style-name="P5"><text:bookmark text:name="gensym_50784a1a06350"/><draw:control text:anchor-type="as-char" draw:z-index="36" draw:style-name="gr1" draw:text-style-name="P31" svg:width="0.345cm" svg:height="0.345cm" draw:control="control29"/><text:span text:style-name="Source_20_Text">yellow</text:span> </text:p>
      <text:p text:style-name="P5"><text:bookmark text:name="gensym_50784a1a06bb4"/><draw:control text:anchor-type="as-char" draw:z-index="37" draw:style-name="gr1" draw:text-style-name="P31" svg:width="0.345cm" svg:height="0.345cm" draw:control="control30"/><text:span text:style-name="Source_20_Text">green</text:span> </text:p>
      <text:p text:style-name="P5"><text:bookmark text:name="gensym_50784a1a072b7"/><draw:control text:anchor-type="as-char" draw:z-index="38" draw:style-name="gr1" draw:text-style-name="P31" svg:width="0.345cm" svg:height="0.345cm" draw:control="control31"/><text:span text:style-name="Source_20_Text">None</text:span> </text:p>
      <text:p text:style-name="P5"><text:bookmark text:name="gensym_50784a1a056c1"/><draw:control text:anchor-type="as-char" draw:z-index="39" draw:style-name="gr1" draw:text-style-name="P31" svg:width="0.345cm" svg:height="0.345cm" draw:control="control32"/><text:span text:style-name="Source_20_Text"> red<text:line-break/>yellow<text:line-break/>green</text:span></text:p>
      <text:p text:style-name="Text_20_body"><text:bookmark text:name="gensym_50784a1a05c94"/><draw:control text:anchor-type="as-char" draw:z-index="40" draw:style-name="gr1" draw:text-style-name="P31" svg:width="0.345cm" svg:height="0.345cm" draw:control="control33"/><text:span text:style-name="Source_20_Text"><text:span text:style-name="T7">red</text:span></text:span><text:span text:style-name="T7"> </text:span></text:p>
      <text:p text:style-name="Text_20_body">11. What is displayed when the following code is executed? </text:p>
      <text:p text:style-name="Preformatted_20_Text">def traffic_report(light):</text:p>
      <text:p text:style-name="Preformatted_20_Text"><text:s text:c="4"/>if light == 'red':</text:p>
      <text:p text:style-name="Preformatted_20_Text"><text:s text:c="8"/>return 'stop'</text:p>
      <text:p text:style-name="Preformatted_20_Text"><text:s text:c="4"/>elif light == 'yellow':</text:p>
      <text:p text:style-name="Preformatted_20_Text"><text:s text:c="8"/>return 'slow'</text:p>
      <text:p text:style-name="Preformatted_20_Text"><text:s text:c="4"/>elif light == 'green':</text:p>
      <text:p text:style-name="Preformatted_20_Text"><text:s text:c="8"/>return 'go'</text:p>
      <text:p text:style-name="Preformatted_20_Text"/>
      <text:p text:style-name="P1">print(traffic_report('orange'))</text:p>
      <text:p text:style-name="P5"><text:bookmark text:name="gensym_50784a1a0abf0"/><draw:control text:anchor-type="as-char" draw:z-index="41" draw:style-name="gr1" draw:text-style-name="P31" svg:width="0.345cm" svg:height="0.345cm" draw:control="control34"/><text:span text:style-name="Source_20_Text"><text:span text:style-name="T7">None</text:span></text:span><text:span text:style-name="T7"> </text:span></text:p>
      <text:p text:style-name="P5"><text:bookmark text:name="gensym_50784a1a0a394"/><draw:control text:anchor-type="as-char" draw:z-index="42" draw:style-name="gr1" draw:text-style-name="P31" svg:width="0.345cm" svg:height="0.345cm" draw:control="control35"/><text:span text:style-name="Source_20_Text">go</text:span> </text:p>
      <text:p text:style-name="P5"><text:bookmark text:name="gensym_50784a1a0c672"/><draw:control text:anchor-type="as-char" draw:z-index="43" draw:style-name="gr1" draw:text-style-name="P31" svg:width="0.345cm" svg:height="0.345cm" draw:control="control36"/><text:span text:style-name="Source_20_Text"> stop<text:line-break/>slow<text:line-break/>go</text:span> </text:p>
      <text:p text:style-name="P5"><text:bookmark text:name="gensym_50784a1a0b631"/><draw:control text:anchor-type="as-char" draw:z-index="44" draw:style-name="gr1" draw:text-style-name="P31" svg:width="0.345cm" svg:height="0.345cm" draw:control="control37"/><text:span text:style-name="Source_20_Text">stop</text:span> </text:p>
      <text:p text:style-name="Text_20_body"><text:bookmark text:name="gensym_50784a1a0bef3"/><draw:control text:anchor-type="as-char" draw:z-index="45" draw:style-name="gr1" draw:text-style-name="P31" svg:width="0.345cm" svg:height="0.345cm" draw:control="control38"/><text:span text:style-name="Source_20_Text">slow</text:span> </text:p>
      <text:p text:style-name="Text_20_body">12. Consider the following function definition: </text:p>
      <text:p text:style-name="Preformatted_20_Text">def weather_report(temp):</text:p>
      <text:p text:style-name="Preformatted_20_Text"><text:s text:c="4"/>if temp &gt;= 20:</text:p>
      <text:p text:style-name="Preformatted_20_Text"><text:s text:c="8"/>return 'warm enough for ice cream'</text:p>
      <text:p text:style-name="Preformatted_20_Text"><text:s text:c="4"/>elif temp &gt;= 0:</text:p>
      <text:p text:style-name="P1"><text:s text:c="8"/>return 'above freezing'</text:p>
      <text:p text:style-name="P5">Select the function call(s) that return <text:span text:style-name="Source_20_Text">'warm enough for ice cream'</text:span>.</text:p>
      <text:p text:style-name="P5"><text:bookmark text:name="gensym_50784a1a10840"/><draw:control text:anchor-type="as-char" draw:z-index="46" draw:style-name="gr1" draw:text-style-name="P31" svg:width="0.345cm" svg:height="0.345cm" draw:control="control39"/><text:span text:style-name="Source_20_Text"><text:span text:style-name="T7">weather_report(20)</text:span></text:span><text:span text:style-name="T7"> </text:span></text:p>
      <text:p text:style-name="P5"><text:bookmark text:name="gensym_50784a1a0fa66"/><draw:control text:anchor-type="as-char" draw:z-index="47" draw:style-name="gr1" draw:text-style-name="P31" svg:width="0.345cm" svg:height="0.345cm" draw:control="control40"/><text:span text:style-name="Source_20_Text">weather_report(-5)</text:span> </text:p>
      <text:p text:style-name="P5"><text:bookmark text:name="gensym_50784a1a0f37b"/><draw:control text:anchor-type="as-char" draw:z-index="48" draw:style-name="gr1" draw:text-style-name="P31" svg:width="0.345cm" svg:height="0.345cm" draw:control="control41"/><text:span text:style-name="Source_20_Text"><text:span text:style-name="T7">weather_report(30)</text:span></text:span><text:span text:style-name="T7"> </text:span></text:p>
      <text:p text:style-name="Text_20_body"><text:bookmark text:name="gensym_50784a1a100ab"/><draw:control text:anchor-type="as-char" draw:z-index="49" draw:style-name="gr1" draw:text-style-name="P31" svg:width="0.345cm" svg:height="0.345cm" draw:control="control42"/><text:span text:style-name="Source_20_Text">weather_report(10)</text:span> </text:p>
      <text:p text:style-name="Text_20_body"><text:span text:style-name="Source_20_Text">13. pages1</text:span> and <text:span text:style-name="Source_20_Text">pages2</text:span> represent the number of pages in two books. Select the code fragment(s) that calculate the average number of pages in book(s) with at least 100 pages. Watch your <text:span text:style-name="Source_20_Text">if</text:span>s and <text:span text:style-name="Source_20_Text">elif</text:span>s! </text:p>
      <text:p text:style-name="Text_20_body"><text:bookmark text:name="gensym_50784a1a14208"/><draw:control text:anchor-type="as-char" draw:z-index="50" draw:style-name="gr1" draw:text-style-name="P31" svg:width="0.345cm" svg:height="0.345cm" draw:control="control43"/></text:p>
      <text:p text:style-name="Preformatted_20_Text">pages = 0</text:p>
      <text:p text:style-name="Preformatted_20_Text">book_count = 0</text:p>
      <text:p text:style-name="Preformatted_20_Text"/>
      <text:p text:style-name="Preformatted_20_Text">if pages1 &gt;= 100:</text:p>
      <text:p text:style-name="Preformatted_20_Text"><text:s text:c="4"/>pages = pages + pages1</text:p>
      <text:p text:style-name="Preformatted_20_Text"><text:s text:c="4"/>book_count = book_count + 1</text:p>
      <text:p text:style-name="Preformatted_20_Text">else:</text:p>
      <text:p text:style-name="Preformatted_20_Text"><text:s text:c="4"/>pages = pages + pages2</text:p>
      <text:p text:style-name="Preformatted_20_Text"><text:soft-page-break/><text:s text:c="4"/>book_count = book_count + 1</text:p>
      <text:p text:style-name="Preformatted_20_Text"/>
      <text:p text:style-name="Preformatted_20_Text">if book_count &gt; 0:</text:p>
      <text:p text:style-name="P1"><text:s text:c="4"/>print(pages / book_count)</text:p>
      <text:p text:style-name="Text_20_body"><text:bookmark text:name="gensym_50784a1a13c59"/><draw:control text:anchor-type="as-char" draw:z-index="51" draw:style-name="gr1" draw:text-style-name="P31" svg:width="0.345cm" svg:height="0.345cm" draw:control="control44"/></text:p>
      <text:p text:style-name="P12">pages = 0</text:p>
      <text:p text:style-name="P12">book_count = 0</text:p>
      <text:p text:style-name="P12"/>
      <text:p text:style-name="P12">if pages1 &gt;= 100 and pages2 &gt;= 100:<office:annotation><dc:creator>Unknown Author</dc:creator><dc:date>2012-10-12T18:57:48.05</dc:date><text:p text:style-name="P30"><text:span text:style-name="T16">This code will not work if only one of the books has more than 100 pages – unless both conjuncts of the and statement are true, it won't increment the book count properly and the division in the next if statement will be wrong</text:span></text:p></office:annotation></text:p>
      <text:p text:style-name="P12"><text:s text:c="4"/>pages = pages1 + pages2</text:p>
      <text:p text:style-name="P12"><text:s text:c="4"/>book_count = 2</text:p>
      <text:p text:style-name="P12"/>
      <text:p text:style-name="P12">if book_count &gt; 0:</text:p>
      <text:p text:style-name="P17"><text:s text:c="4"/>print(pages / book_count)</text:p>
      <text:p text:style-name="Text_20_body"><text:bookmark text:name="gensym_50784a1a130a4"/><draw:control text:anchor-type="as-char" draw:z-index="52" draw:style-name="gr1" draw:text-style-name="P31" svg:width="0.345cm" svg:height="0.345cm" draw:control="control45"/></text:p>
      <text:p text:style-name="Preformatted_20_Text">pages = 0</text:p>
      <text:p text:style-name="Preformatted_20_Text">book_count = 0</text:p>
      <text:p text:style-name="Preformatted_20_Text"/>
      <text:p text:style-name="P11">if pages1 &gt;= 100:</text:p>
      <text:p text:style-name="P11"><text:s text:c="4"/>pages = pages + pages1</text:p>
      <text:p text:style-name="P11"><text:s text:c="4"/>book_count = book_count + 1</text:p>
      <text:p text:style-name="P11">if pages2 &gt;= 100:</text:p>
      <text:p text:style-name="P11"><text:s text:c="4"/>pages = pages + pages2</text:p>
      <text:p text:style-name="P11"><text:s text:c="4"/>book_count = book_count + 1</text:p>
      <text:p text:style-name="P11"/>
      <text:p text:style-name="P11">if book_count &gt; 0:</text:p>
      <text:p text:style-name="P16"><text:s text:c="4"/>print(pages / book_count)</text:p>
      <text:p text:style-name="Text_20_body"><text:bookmark text:name="gensym_50784a1a13682"/><draw:control text:anchor-type="as-char" draw:z-index="53" draw:style-name="gr1" draw:text-style-name="P31" svg:width="0.345cm" svg:height="0.345cm" draw:control="control46"/></text:p>
      <text:p text:style-name="Preformatted_20_Text">pages = 0</text:p>
      <text:p text:style-name="Preformatted_20_Text">book_count = 0</text:p>
      <text:p text:style-name="Preformatted_20_Text"/>
      <text:p text:style-name="Preformatted_20_Text">if pages1 &gt;= 100:</text:p>
      <text:p text:style-name="Preformatted_20_Text"><text:s text:c="4"/>pages = pages + pages1</text:p>
      <text:p text:style-name="Preformatted_20_Text"><text:s text:c="4"/>book_count = book_count + 1</text:p>
      <text:p text:style-name="Preformatted_20_Text">elif pages2 &gt;= 100:</text:p>
      <text:p text:style-name="Preformatted_20_Text"><text:s text:c="4"/>pages = pages + pages2</text:p>
      <text:p text:style-name="Preformatted_20_Text"><text:s text:c="4"/>book_count = book_count + 1</text:p>
      <text:p text:style-name="Preformatted_20_Text"/>
      <text:p text:style-name="Preformatted_20_Text">if book_count &gt; 0:</text:p>
      <text:p text:style-name="P1"><text:s text:c="4"/>print(pages / book_count)</text:p>
      <text:p text:style-name="P3">14. Including the <text:span text:style-name="Source_20_Text">__main__</text:span> frame, how many stack frames exist at the current point of execution (indicated by the Python Visualizer with blue highlighting)? Remember that the blue highlight indicates the line that is <text:span text:style-name="Emphasis">about</text:span> to be executed.</text:p>
      <text:p text:style-name="P3"><text:soft-page-break/><draw:frame draw:style-name="fr2" draw:name="graphics11" text:anchor-type="as-char" svg:width="14.684cm" svg:height="7.408cm" draw:z-index="54"><draw:image xlink:href="https://d19vezwu8eufl6.cloudfront.net/programming1/images%2Fquiz%2Fweek3%2Fstack_1.png" xlink:type="simple" xlink:show="embed" xlink:actuate="onLoad"/></draw:frame><text:line-break/>You should copy and paste this code and step through it in the Python Visualizer: </text:p>
      <text:p text:style-name="P10">def greeting(name):</text:p>
      <text:p text:style-name="P10">    return "Hi, " + name</text:p>
      <text:p text:style-name="P10"/>
      <text:p text:style-name="P10">def exclaim(statement):</text:p>
      <text:p text:style-name="P10">    return statement + "!"</text:p>
      <text:p text:style-name="P10"/>
      <text:p text:style-name="P10">def enthusiastic_greeting(name):</text:p>
      <text:p text:style-name="P10">    greeting_message = exclaim(greeting(name))</text:p>
      <text:p text:style-name="P10">    print(greeting_message)</text:p>
      <text:p text:style-name="P10"/>
      <text:p text:style-name="P15">enthusiastic_greeting("Colin")</text:p>
      <text:p text:style-name="P3"><text:span text:style-name="T7">1</text:span></text:p>
      <text:p text:style-name="P3"><draw:frame draw:style-name="fr1" draw:name="graphics12" text:anchor-type="paragraph" svg:width="20.426cm" svg:height="8.202cm" draw:z-index="57"><draw:image xlink:href="Pictures/200000070000600500001E49B1B6BF34.svm" xlink:type="simple" xlink:show="embed" xlink:actuate="onLoad"/></draw:frame><text:span text:style-name="T7"/></text:p>
      <text:p text:style-name="P3">15. Including the <text:span text:style-name="Source_20_Text">__main__</text:span> frame, how many stack frames exist at the current point of execution (indicated by the Python Visualizer with blue highlighting)?</text:p>
      <text:p text:style-name="P3"><draw:frame draw:style-name="fr1" draw:name="graphics9" text:anchor-type="paragraph" svg:width="14.34cm" svg:height="5.981cm" draw:z-index="56"><draw:image xlink:href="Pictures/20000007000038050000175D5402A1E4.svm" xlink:type="simple" xlink:show="embed" xlink:actuate="onLoad"/></draw:frame><text:soft-page-break/></text:p>
      <text:p text:style-name="P3"><text:line-break/>You should copy and paste this code and step through it in the Python Visualizer: </text:p>
      <text:p text:style-name="P10">def greeting(name):</text:p>
      <text:p text:style-name="P10"><text:s text:c="4"/>return "Hi, " + name</text:p>
      <text:p text:style-name="P10"/>
      <text:p text:style-name="P10">def exclaim(statement):</text:p>
      <text:p text:style-name="P10"><text:s text:c="4"/>return statement + "!"</text:p>
      <text:p text:style-name="P10"/>
      <text:p text:style-name="P10">def enthusiastic_greeting(name):</text:p>
      <text:p text:style-name="P10"><text:s text:c="4"/>greeting_message = exclaim(greeting(name))</text:p>
      <text:p text:style-name="P10"><text:s text:c="4"/>print(greeting_message)</text:p>
      <text:p text:style-name="P10"/>
      <text:p text:style-name="P15">enthusiastic_greeting("Colin"<text:bookmark text:name="gensym_50784a1a17148"/>) </text:p>
      <text:p text:style-name="P18">3</text:p>
      <text:p text:style-name="P3"><draw:frame draw:style-name="fr1" draw:name="graphics8" text:anchor-type="paragraph" svg:width="20.678cm" svg:height="9.049cm" draw:z-index="55"><draw:image xlink:href="Pictures/200000070000606F00002585F34F2762.svm" xlink:type="simple" xlink:show="embed" xlink:actuate="onLoad"/></draw:frame></text:p>
      <text:p text:style-name="P3"/>
      <text:p text:style-name="P3">16. Including the <text:span text:style-name="Source_20_Text">__main__</text:span> frame, how many stack frames exist at the current point of execution (indicated by the Python Visualizer with blue highlighting)?</text:p>
      <text:p text:style-name="P3"><draw:frame draw:style-name="fr3" draw:name="graphics13" text:anchor-type="paragraph" svg:width="13.919cm" svg:height="5.584cm" draw:z-index="58"><draw:image xlink:href="Pictures/200000070000365E000015D00BCE1B00.svm" xlink:type="simple" xlink:show="embed" xlink:actuate="onLoad"/></draw:frame><text:soft-page-break/></text:p>
      <text:p text:style-name="P3"><text:line-break/>You should copy and paste this code and step through it in the Python Visualizer: </text:p>
      <text:p text:style-name="P10">def greeting(name):</text:p>
      <text:p text:style-name="P10"><text:s text:c="4"/>return "Hi, " + name</text:p>
      <text:p text:style-name="P10"/>
      <text:p text:style-name="P10">def exclaim(statement):</text:p>
      <text:p text:style-name="P10"><text:s text:c="4"/>return statement + "!"</text:p>
      <text:p text:style-name="P10"/>
      <text:p text:style-name="P10">def enthusiastic_greeting(name):</text:p>
      <text:p text:style-name="P10"><text:s text:c="4"/>greeting_message = exclaim(greeting(name))</text:p>
      <text:p text:style-name="P10"><text:s text:c="4"/>print(greeting_message)</text:p>
      <text:p text:style-name="P10"/>
      <text:p text:style-name="P15">enthusiastic_greeting("Colin")</text:p>
      <text:p text:style-name="P15"><text:span text:style-name="T10">3 – </text:span><text:span text:style-name="T11">Before entering the </text:span><text:span text:style-name="Source_20_Text"><text:span text:style-name="T11">exclaim</text:span></text:span><text:span text:style-name="T11"> function, its arguments have already been evaluated, meaning </text:span><text:span text:style-name="Source_20_Text"><text:span text:style-name="T11">greeting</text:span></text:span><text:span text:style-name="T11"> has already returned, and thus its stack frame has been erased. </text:span></text:p>
      <text:p text:style-name="P15"><text:span text:style-name="T15"/></text:p>
      <text:p text:style-name="P15"><draw:frame draw:style-name="fr1" draw:name="graphics14" text:anchor-type="paragraph" svg:width="20.502cm" svg:height="9.11cm" draw:z-index="59"><draw:image xlink:href="Pictures/2000000700006A900000246211791A78.svm" xlink:type="simple" xlink:show="embed" xlink:actuate="onLoad"/></draw:frame><text:span text:style-name="T15"/></text:p>
      <text:p text:style-name="P27"/>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1T10:18:18.69</meta:creation-date>
    <meta:generator>OpenOffice.org/3.4$Win32 OpenOffice.org_project/340m1$Build-9590</meta:generator>
    <dc:date>2012-10-12T18:59:39.02</dc:date>
    <meta:editing-duration>PT8H32M48S</meta:editing-duration>
    <meta:editing-cycles>62</meta:editing-cycles>
    <meta:document-statistic meta:table-count="5" meta:image-count="14" meta:object-count="0" meta:page-count="20" meta:paragraph-count="526" meta:word-count="3661" meta:character-count="22187"/>
  </office:meta>
</office:document-meta>
</file>